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paragraph-properties fo:text-align="start" style:justify-single-word="false"/>
      <style:text-properties style:font-name="Courier New" fo:font-size="8pt" style:font-size-asian="8pt" style:font-size-complex="8pt"/>
    </style:style>
    <style:style style:name="P23"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4"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5"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6"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start" style:justify-single-word="false"/>
      <style:text-properties fo:font-style="italic" style:font-style-asian="italic" style:font-style-complex="italic"/>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4"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5"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6"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37"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38"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40"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2"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4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5" style:family="paragraph" style:parent-style-name="Footnote">
      <style:paragraph-properties fo:text-align="end" style:justify-single-word="false"/>
    </style:style>
    <style:style style:name="P46" style:family="paragraph" style:parent-style-name="Standard">
      <style:paragraph-properties fo:text-align="end" style:justify-single-word="false"/>
      <style:text-properties style:font-name="Arial"/>
    </style:style>
    <style:style style:name="P4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Arial"/>
    </style:style>
    <style:style style:name="P49"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50" style:family="paragraph" style:parent-style-name="Standard">
      <style:text-properties fo:language="ca" fo:country="ES"/>
    </style:style>
    <style:style style:name="P51" style:family="paragraph" style:parent-style-name="Standard">
      <style:text-properties fo:language="ca" fo:country="ES"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3"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6" style:family="paragraph" style:parent-style-name="Standard">
      <style:text-properties fo:language="ca" fo:country="ES" officeooo:paragraph-rsid="00095104" style:language-asian="zxx" style:country-asian="none" style:language-complex="zxx" style:country-complex="none"/>
    </style:style>
    <style:style style:name="P57" style:family="paragraph" style:parent-style-name="Standard">
      <style:text-properties fo:language="ca" fo:country="ES"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60" style:family="paragraph" style:parent-style-name="Standard">
      <style:text-properties fo:language="ca" fo:country="ES" fo:background-color="#ffff00" style:language-asian="zxx" style:country-asian="none" style:language-complex="zxx" style:country-complex="none"/>
    </style:style>
    <style:style style:name="P6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4"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6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6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paragraph-properties>
        <style:tab-stops>
          <style:tab-stop style:position="-0.476cm"/>
        </style:tab-stops>
      </style:paragraph-properties>
    </style:style>
    <style:style style:name="P68" style:family="paragraph" style:parent-style-name="Standard">
      <style:text-properties fo:language="zxx" fo:country="none" style:language-asian="zxx" style:country-asian="none" style:language-complex="zxx" style:country-complex="none"/>
    </style:style>
    <style:style style:name="P6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end" style:justify-single-word="false"/>
    </style:style>
    <style:style style:name="P7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7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5"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6" style:family="paragraph" style:parent-style-name="Standard">
      <style:paragraph-properties fo:margin-left="1.27cm" fo:margin-right="0cm" fo:text-align="justify" style:justify-single-word="false" fo:text-indent="0cm" style:auto-text-indent="false"/>
    </style:style>
    <style:style style:name="P77" style:family="paragraph" style:parent-style-name="Standard">
      <style:paragraph-properties fo:margin-left="2.469cm" fo:margin-right="-0.018cm" fo:text-indent="0cm" style:auto-text-indent="false">
        <style:tab-stops>
          <style:tab-stop style:position="-0.476cm"/>
        </style:tab-stops>
      </style:paragraph-properties>
    </style:style>
    <style:style style:name="P78" style:family="paragraph" style:parent-style-name="Text_20_body">
      <style:text-properties fo:language="ca" fo:country="ES"/>
    </style:style>
    <style:style style:name="P79" style:family="paragraph" style:parent-style-name="Text_20_body">
      <style:text-properties fo:language="ca" fo:country="ES" style:language-asian="zxx" style:country-asian="none" style:language-complex="zxx" style:country-complex="none"/>
    </style:style>
    <style:style style:name="P8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8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Text_20_body">
      <style:text-properties fo:language="ca" fo:country="ES" fo:background-color="transparent" style:language-asian="zxx" style:country-asian="none" style:language-complex="zxx" style:country-complex="none"/>
    </style:style>
    <style:style style:name="P8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85"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8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87"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88"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89" style:family="paragraph" style:parent-style-name="Text_20_body">
      <style:paragraph-properties fo:text-align="justify" style:justify-single-word="false"/>
      <style:text-properties fo:language="ca" fo:country="ES"/>
    </style:style>
    <style:style style:name="P9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1"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92"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93"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94" style:family="paragraph" style:parent-style-name="Text_20_body">
      <style:text-properties style:font-name="Arial" fo:language="ca" fo:country="ES" style:language-asian="zxx" style:country-asian="none" style:language-complex="zxx" style:country-complex="none"/>
    </style:style>
    <style:style style:name="P95"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96"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9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8" style:family="paragraph" style:parent-style-name="Text_20_body">
      <style:text-properties style:use-window-font-color="true" fo:language="ca" fo:country="ES" style:language-asian="zxx" style:country-asian="none" style:language-complex="zxx" style:country-complex="none"/>
    </style:style>
    <style:style style:name="P99" style:family="paragraph" style:parent-style-name="Text_20_body">
      <style:paragraph-properties fo:text-align="center" style:justify-single-word="false"/>
      <style:text-properties fo:font-style="italic" style:font-style-asian="italic" style:font-style-complex="italic"/>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fo:font-size="6pt" style:font-size-asian="5.25pt" style:font-size-complex="6pt"/>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04" style:family="paragraph" style:parent-style-name="Text_20_body">
      <style:paragraph-properties fo:text-align="justify" style:justify-single-word="false"/>
      <style:text-properties fo:background-color="transparent"/>
    </style:style>
    <style:style style:name="P105" style:family="paragraph" style:parent-style-name="Text_20_body">
      <style:text-properties officeooo:rsid="000bcc79" officeooo:paragraph-rsid="000bcc79"/>
    </style:style>
    <style:style style:name="P10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0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0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09" style:family="paragraph" style:parent-style-name="Standard">
      <style:paragraph-properties fo:margin-left="0.617cm" fo:margin-right="-0.018cm" fo:text-indent="-0.635cm" style:auto-text-indent="false">
        <style:tab-stops/>
      </style:paragraph-properties>
    </style:style>
    <style:style style:name="P11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1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1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1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16"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17"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18"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19" style:family="paragraph" style:parent-style-name="Standard" style:master-page-name="">
      <style:paragraph-properties fo:margin-left="0cm" fo:margin-right="0cm" fo:text-align="justify" style:justify-single-word="false" fo:text-indent="0cm" style:auto-text-indent="false" style:page-number="auto"/>
    </style:style>
    <style:style style:name="P120" style:family="paragraph" style:parent-style-name="Title">
      <style:paragraph-properties fo:text-align="center" style:justify-single-word="false"/>
      <style:text-properties fo:font-size="48pt" style:font-size-asian="48pt" style:font-size-complex="48pt"/>
    </style:style>
    <style:style style:name="P121" style:family="paragraph" style:parent-style-name="Subtitle">
      <style:paragraph-properties fo:text-align="center" style:justify-single-word="false"/>
      <style:text-properties fo:font-style="italic" style:font-style-asian="italic" style:font-style-complex="italic"/>
    </style:style>
    <style:style style:name="P12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2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2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26"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27" style:family="paragraph" style:parent-style-name="Heading_20_1" style:list-style-name=""/>
    <style:style style:name="P128" style:family="paragraph" style:parent-style-name="Heading_20_1" style:list-style-name="">
      <style:text-properties fo:language="ca" fo:country="ES" style:language-asian="zxx" style:country-asian="none" style:language-complex="zxx" style:country-complex="non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language="ca" fo:country="ES" style:language-asian="zxx" style:country-asian="none" style:language-complex="zxx" style:country-complex="none"/>
    </style:style>
    <style:style style:name="P13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34" style:family="paragraph" style:parent-style-name="Standard" style:list-style-name="L7">
      <style:text-properties fo:language="ca" fo:country="ES" style:language-asian="zxx" style:country-asian="none" style:language-complex="zxx" style:country-complex="none"/>
    </style:style>
    <style:style style:name="P13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36"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9"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40" style:family="paragraph" style:parent-style-name="Text_20_body" style:list-style-name="L5">
      <style:paragraph-properties fo:text-align="justify" style:justify-single-word="false"/>
    </style:style>
    <style:style style:name="P141"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2" style:family="paragraph" style:parent-style-name="Text_20_body" style:list-style-name="L6"/>
    <style:style style:name="P14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44" style:family="paragraph" style:parent-style-name="Heading_20_3">
      <style:text-properties officeooo:rsid="00095104" officeooo:paragraph-rsid="00095104"/>
    </style:style>
    <style:style style:name="P145" style:family="paragraph" style:parent-style-name="Heading_20_3" style:list-style-name=""/>
    <style:style style:name="P146" style:family="paragraph" style:parent-style-name="Heading_20_3">
      <style:text-properties fo:language="ca" fo:country="ES" style:language-asian="zxx" style:country-asian="none" style:language-complex="zxx" style:country-complex="none"/>
    </style:style>
    <style:style style:name="P147" style:family="paragraph" style:parent-style-name="Heading_20_3">
      <style:text-properties fo:language="ca" fo:country="ES" fo:background-color="transparent" style:language-asian="zxx" style:country-asian="none" style:language-complex="zxx" style:country-complex="none"/>
    </style:style>
    <style:style style:name="P14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49" style:family="paragraph" style:parent-style-name="Heading_20_3">
      <style:text-properties officeooo:rsid="000bcc79" officeooo:paragraph-rsid="000bcc79"/>
    </style:style>
    <style:style style:name="P150" style:family="paragraph" style:parent-style-name="Heading_20_3">
      <style:paragraph-properties fo:break-before="page"/>
    </style:style>
    <style:style style:name="P151"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152"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153"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154"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155"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156"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157"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158"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15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6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61"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16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6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Heading_20_4">
      <style:paragraph-properties fo:margin-top="0.423cm" fo:margin-bottom="0.212cm" loext:contextual-spacing="false" fo:keep-with-next="always"/>
    </style:style>
    <style:style style:name="P167"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Heading_20_2">
      <style:text-properties fo:language="ca" fo:country="ES"/>
    </style:style>
    <style:style style:name="P170" style:family="paragraph" style:parent-style-name="Heading_20_2">
      <style:text-properties fo:language="ca" fo:country="ES" style:language-asian="zxx" style:country-asian="none" style:language-complex="zxx" style:country-complex="none"/>
    </style:style>
    <style:style style:name="P171"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7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73" style:family="paragraph" style:parent-style-name="Heading_20_2" style:list-style-name=""/>
    <style:style style:name="P174" style:family="paragraph" style:parent-style-name="Heading_20_2">
      <style:paragraph-properties fo:break-before="page"/>
    </style:style>
    <style:style style:name="P175" style:family="paragraph" style:parent-style-name="Contents_20_4">
      <style:paragraph-properties>
        <style:tab-stops>
          <style:tab-stop style:position="15.503cm" style:type="right" style:leader-style="dotted" style:leader-text="."/>
        </style:tab-stops>
      </style:paragraph-properties>
    </style:style>
    <style:style style:name="P17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style:style>
    <style:style style:name="T39" style:family="text">
      <style:text-properties fo:color="#000000" style:font-name="Courier New" fo:font-size="8pt" style:font-size-asian="8pt" style:font-size-complex="8pt"/>
    </style:style>
    <style:style style:name="T40" style:family="text">
      <style:text-properties fo:color="#000000" style:font-name="Courier New" fo:font-size="8pt" fo:font-style="normal" style:font-size-asian="8pt" style:font-style-asian="normal" style:font-size-complex="8pt"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08bee7" style:font-style-asian="italic" style:font-style-complex="italic"/>
    </style:style>
    <style:style style:name="T43" style:family="text">
      <style:text-properties fo:color="#0000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46"/>
      <text:p text:style-name="P46"/>
      <text:p text:style-name="P46"/>
      <text:p text:style-name="P48"/>
      <text:p text:style-name="P48"><draw:frame draw:style-name="fr1" draw:name="gráficos2" text:anchor-type="paragraph" svg:width="6.348cm" svg:height="1.693cm" draw:z-index="40"><draw:image xlink:href="Pictures/10000201000000B400000030AF69E7C0774AAF3E.png" xlink:type="simple" xlink:show="embed" xlink:actuate="onLoad"/></draw:frame></text:p>
      <text:p text:style-name="P48"/>
      <text:p text:style-name="P48"/>
      <text:p text:style-name="P48"/>
      <text:p text:style-name="P48"/>
      <text:p text:style-name="P48"/>
      <text:p text:style-name="P48"/>
      <text:p text:style-name="P48"/>
      <text:p text:style-name="P48"/>
      <text:p text:style-name="P120">Manual d'Instal·lació de RegWeb3</text:p>
      <text:p text:style-name="P121">Manual d'Instal·lació</text:p>
      <text:p text:style-name="P99"/>
      <text:p text:style-name="P47"/>
      <text:p text:style-name="P47"/>
      <text:p text:style-name="P47"/>
      <text:p text:style-name="P47"/>
      <text:p text:style-name="P47"/>
      <text:p text:style-name="P47"/>
      <text:p text:style-name="P47"/>
      <text:p text:style-name="P47"/>
      <text:p text:style-name="P47"/>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41"><draw:image xlink:href="Pictures/10000201000002DD0000022D339048AD12D3AED3.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8-05-23T08:55:59.508999693">23/05/18</text: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24">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24">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24">Actualització a release 3.<text:span text:style-name="T48">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7">
          <table:table-cell table:style-name="Tabla3.B4" table:number-columns-spanned="2" office:value-type="string">
            <text:p text:style-name="P125">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7">
          <table:table-cell table:style-name="Tabla3.B4" table:number-columns-spanned="2" office:value-type="string">
            <text:p text:style-name="P163">Afegides propietats globals remitent i nom remitent</text:p>
          </table:table-cell>
          <table:covered-table-cell/>
          <table:table-cell table:style-name="Tabla3.B4" office:value-type="string">
            <text:p text:style-name="P159">M. González</text:p>
          </table:table-cell>
          <table:table-cell table:style-name="Tabla3.D15" office:value-type="date" office:date-value="2018-05-23">
            <text:p text:style-name="P160">23/05/18</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23"/>
      <text:p text:style-name="P7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5">1.- Introducció<text:tab/>5</text:p>
          <text:p text:style-name="P165">2.- Configurar JBOSS<text:tab/>6</text:p>
          <text:p text:style-name="P164">2.1.- Instal·lació de JBoss<text:tab/>6</text:p>
          <text:p text:style-name="P164">2.2.- Configurar Servidor JBoss<text:tab/>7</text:p>
          <text:p text:style-name="P168">2.2.1.- Directori de RegWeb3<text:tab/>7</text:p>
          <text:p text:style-name="P168">2.2.2.- Publicar Ports a peticions externes<text:tab/>7</text:p>
          <text:p text:style-name="P168">2.2.3.- Requeriments de memòria<text:tab/>7</text:p>
          <text:p text:style-name="P168">2.2.4.- Transaccions damunt múltiples recursos<text:tab/>7</text:p>
          <text:p text:style-name="P168">2.2.5.- Autenticador WSBASIC<text:tab/>8</text:p>
          <text:p text:style-name="P168">2.2.6.- Augmentar número de Paràmetres<text:tab/>8</text:p>
          <text:p text:style-name="P164">2.3.- Fitxers de Configuració<text:tab/>9</text:p>
          <text:p text:style-name="P168">2.3.1.- Fitxer JDBC d'accés a BBDD<text:tab/>9</text:p>
          <text:p text:style-name="P175">2.3.1.1.- Oracle<text:tab/>9</text:p>
          <text:p text:style-name="P175">2.3.1.2.- PostgreSQL<text:tab/>9</text:p>
          <text:p text:style-name="P168">2.3.2.- Fitxer de Propietats<text:tab/>9</text:p>
          <text:p text:style-name="P175">2.3.2.1.- Propietats Generals RegWeb3<text:tab/>9</text:p>
          <text:p text:style-name="P168">2.3.3.- Autenticació i Autorització per Usuaris Persona<text:tab/>10</text:p>
          <text:p text:style-name="P168">2.3.4.- Configuració Servidor de Correu<text:tab/>11</text:p>
          <text:p text:style-name="P164">2.4.- Còpia de binaris<text:tab/>11</text:p>
          <text:p text:style-name="P164">2.5.- DataSources<text:tab/>11</text:p>
          <text:p text:style-name="P165">3.- Propietats Globals<text:tab/>13</text:p>
          <text:p text:style-name="P164">3.1.- Propietats globals d'aplicació<text:tab/>13</text:p>
          <text:p text:style-name="P164">3.2.- Propietats globals per Entitat<text:tab/>14</text:p>
          <text:p text:style-name="P165">4.- Plugins<text:tab/>15</text:p>
          <text:p text:style-name="P164">4.1.- Plugins generals<text:tab/>15</text:p>
          <text:p text:style-name="P168">4.1.1.- Plugin d'Informació d'Usuari<text:tab/>16</text:p>
          <text:p text:style-name="P175">4.1.1.1.- Plugin de UserInformation via DataBase<text:tab/>16</text:p>
          <text:p text:style-name="P175">4.1.1.2.- Plugin de UserInformation via LDAP<text:tab/>17</text:p>
          <text:p text:style-name="P168">4.1.2.- Plugin de Custòdia Documental pels Annexes<text:tab/>18</text:p>
          <text:p text:style-name="P175">4.1.2.1.- Plugin de Custòdia Documental d'annexes via Alfresco<text:tab/>18</text:p>
          <text:p text:style-name="P175">4.1.2.2.- Plugin de Custòdia Documental d'annexes via FileSystem<text:tab/>20</text:p>
          <text:p text:style-name="P168">4.1.3.- Plugin de Custòdia Documental pels Justificants<text:tab/>21</text:p>
          <text:p text:style-name="P164">4.2.- Plugins per a cada entitat<text:tab/>22</text:p>
          <text:p text:style-name="P168">4.2.1.- Plugin per generar Justificant<text:tab/>22</text:p>
          <text:p text:style-name="P175">4.2.1.1.- Plugin per generar Justificant<text:tab/>22</text:p>
          <text:p text:style-name="P168">4.2.2.- Plugin de PostProcés<text:tab/>23</text:p>
          <text:p text:style-name="P175">4.2.2.1.- Plugin de PostProcés<text:tab/>23</text:p>
          <text:p text:style-name="P168">4.2.3.- Plugin de Distribució<text:tab/>24</text:p>
          <text:p text:style-name="P175">4.2.3.1.- Plugin de Distribució<text:tab/>24</text:p>
          <text:p text:style-name="P168">4.2.4.- Plugin de Firma en servidor<text:tab/>24</text:p>
          <text:p text:style-name="P175">4.2.4.1.- Plugin de Firma en servidor Afirma<text:tab/>25</text:p>
          <text:p text:style-name="P175">4.2.4.2.- Plugin de Firma en servidor MiniApplet<text:tab/>26</text:p>
          <text:p text:style-name="P168">4.2.5.- Plugin per definir l'Escàner<text:tab/>26</text:p>
          <text:p text:style-name="P175">4.2.5.1.- Plugin d'escàner IECISA<text:tab/>26</text:p>
          <text:p text:style-name="P175">4.2.5.2.- Plugin d'escàner DynamicWeb Twain<text:tab/>27</text:p>
          <text:p text:style-name="P168">4.2.6.- Plugin de Validació de Firmes<text:tab/>29</text:p>
          <text:p text:style-name="P165">5.- Gestió de BBDD<text:tab/>31</text:p>
          <text:p text:style-name="P164"><text:soft-page-break/>5.1.- Crear usuari i BBDD per RegWeb3<text:tab/>31</text:p>
          <text:p text:style-name="P168">5.1.1.- PostgreSQL: connectar-se a la BBDD amb psql<text:tab/>31</text:p>
          <text:p text:style-name="P168">5.1.2.- Crearem l'usuari regweb3:<text:tab/>31</text:p>
          <text:p text:style-name="P168">5.1.3.- Crear la BBDD<text:tab/>31</text:p>
          <text:p text:style-name="P164">5.2.- Crear esquema de taules i inserir dades<text:tab/>31</text:p>
          <text:p text:style-name="P168">5.2.1.- Connectar-se al servidor de BBDD amb l'usuari regweb:<text:tab/>31</text:p>
          <text:p text:style-name="P168">5.2.2.- Donar permisos al usuari:<text:tab/>32</text:p>
          <text:p text:style-name="P168">5.2.3.- Importam l'estructura de taules i dades dins la BBDD<text:tab/>32</text:p>
          <text:p text:style-name="P164">5.3.- Crear usuari i BBDD per la gestió d'usuaris RegWeb3.<text:tab/>32</text:p>
          <text:p text:style-name="P165">6.- Annexes<text:tab/>34</text:p>
          <text:p text:style-name="P164">6.1.- ANNEX I: Configuració base de REGWEB3<text:tab/>34</text:p>
          <text:p text:style-name="P168">6.1.1.- Configuració de plugins d'instal·lació<text:tab/>34</text:p>
          <text:p text:style-name="P175">6.1.1.1.- Plugin User Information<text:tab/>34</text:p>
          <text:p text:style-name="P175">6.1.1.2.- Plugin de Custòdia d'annexes<text:tab/>34</text:p>
          <text:p text:style-name="P175">6.1.1.3.- Plugin de Custòdia de justificants<text:tab/>34</text:p>
          <text:p text:style-name="P168">6.1.2.- Configuració de propietats globals d'instal·lació<text:tab/>35</text:p>
          <text:p text:style-name="P168">6.1.3.- Configuració de plugins d'entitat<text:tab/>35</text:p>
          <text:p text:style-name="P175">6.1.3.1.- Plugin Justificant<text:tab/>35</text:p>
          <text:p text:style-name="P175">6.1.3.2.- Plugin Distribució<text:tab/>36</text:p>
          <text:p text:style-name="P175">6.1.3.3.- Plugin Firma en servidor<text:tab/>36</text:p>
          <text:p text:style-name="P168">6.1.4.- Configuració de propietats globals per Entitat<text:tab/>37</text:p>
          <text:p text:style-name="P164">6.2.- ANNEX II: Compilar RegWeb3 des de GitHub<text:tab/>37</text:p>
          <text:p text:style-name="P168">6.2.1.- Obtenir codi font<text:tab/>37</text:p>
          <text:p text:style-name="P168">6.2.2.- Compilació<text:tab/>37</text:p>
          <text:p text:style-name="P164">6.3.- ANNEX II: Errors JBoss 5.1.0 GA i Oracle 11<text:tab/>38</text:p>
          <text:p text:style-name="P164">6.4.- Connexió Regweb3 amb Dir3caib<text:tab/>38</text:p>
        </text:index-body>
      </text:table-of-content>
      <text:p text:style-name="Text_20_body"/>
      <text:h text:style-name="P129" text:outline-level="1">Introducció</text:h>
      <text:p text:style-name="P51"/>
      <text:p text:style-name="P54">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077603075" text:style-name="L1">
        <text:list-item>
          <text:p text:style-name="P132">Com a sistema operatiu emprarem un Linux (Ubuntu) i les comandes que es mostren són per aquest sistema, encara que són fàcilment exportable a altres sistemes com Windows.</text:p>
        </text:list-item>
        <text:list-item>
          <text:p text:style-name="P132">El SGBD serà PostgreSQL, encara que es poden fer algunes referències a altres com oracle. </text:p>
        </text:list-item>
        <text:list-item>
          <text:p text:style-name="P13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54"><text:tab/></text:p>
      <text:p text:style-name="P54"/>
      <text:p text:style-name="P54">Com a primera tasca, hem d'aconseguir un binari del producte RegWeb3. Per això hi ha dues alternatives.</text:p>
      <text:p text:style-name="P75">(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76"><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18"/>
      <text:p text:style-name="P54">Una vegada seguides les passes del punt (A) o (B) obtindrem en el nostre “home” un directori <text:s/>$HOME/ <text:span text:style-name="T26">release-registre-x.y.z</text:span> amb tots els fitxers necessaris per a la instal·lació.</text:p>
      <text:p text:style-name="P51"/>
      <text:p text:style-name="P51"/>
      <text:h text:style-name="P127" text:outline-level="1"/>
      <text:h text:style-name="P129" text:outline-level="1">Configurar JBOSS</text:h>
      <text:p text:style-name="P51"/>
      <text:h text:style-name="P170" text:outline-level="2">Instal·lació de JBoss</text:h>
      <text:p text:style-name="P54">Es requereix un JBoss 5.1 amb el parxe de CXF per poder córrer l'aplicació, i per això necessitarem un JDK 1.6<text:note text:id="ftn1" text:note-class="footnote"><text:note-citation>1</text:note-citation><text:note-body><text:p text:style-name="P122"><text:s text:c="3"/><text:span text:style-name="T44">En el nostre cas empram 1.6.0_33-b05</text:span></text:p></text:note-body></text:note> per fer-ho funcionar. No s'ha provat si aquest producte funciona correctament en versions superiors tant de JBoss com de Màquina Virtual Java. </text:p>
      <text:p text:style-name="P51"/>
      <text:p text:style-name="P54">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7"><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4"/>
      <text:p text:style-name="P54">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54"/>
      <text:p text:style-name="P51">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1"/>
      <text:p text:style-name="P51">Per millorar els scripts farem ús d'una variable d'entorn per apuntar al nostre servidor JBoss:</text:p>
      <text:p text:style-name="P51"/>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51"/>
      <text:p text:style-name="P51"/>
      <text:p text:style-name="P51">Es deixa en mans de l'administrador de sistemes la instal·lació del JDK i la configuració del JBoss com a servei.</text:p>
      <text:p text:style-name="P51"/>
      <table:table table:name="Taula4" table:style-name="Taula4">
        <table:table-column table:style-name="Taula4.A"/>
        <table:table-column table:style-name="Taula4.B"/>
        <table:table-row>
          <table:table-cell table:style-name="Taula4.A1" office:value-type="string">
            <text:p text:style-name="P113"><text:s/><draw:frame draw:style-name="fr3" draw:name="gràfics1" text:anchor-type="as-char" svg:width="0.97cm" svg:height="1.339cm" draw:z-index="42"><draw:image xlink:href="Pictures/100002010000005E0000008221B454BCD07ACFE4.png" xlink:type="simple" xlink:show="embed" xlink:actuate="onLoad"/></draw:frame></text:p>
          </table:table-cell>
          <table:table-cell table:style-name="Taula4.B1" office:value-type="string">
            <text:p text:style-name="P97">En l'entorn de la CAIB (Govern Balear) <text:s/>es requereixen els següents productes:</text:p>
            <text:list xml:id="list2437286875" text:style-name="L2">
              <text:list-item>
                <text:p text:style-name="P138">JBoss 5.2.0 AS</text:p>
              </text:list-item>
              <text:list-item>
                <text:p text:style-name="P138">Llibreries de Serveis Web Apache CXF específiques per JBoss 5.2.0 AS (jboss-ep-ws-cxf-5.2.0-installer.zip)</text:p>
              </text:list-item>
              <text:list-item>
                <text:p text:style-name="P138">Aplicar el <text:s/>paquet d'adequació de l'entorn JBoss per a la CAIB (versió 1.6.2): jboss-patch-1.6.2</text:p>
              </text:list-item>
            </text:list>
          </table:table-cell>
        </table:table-row>
      </table:table>
      <text:p text:style-name="P54"/>
      <text:p text:style-name="P54"/>
      <text:h text:style-name="Heading_20_2" text:outline-level="2"><text:soft-page-break/>Configurar Servidor JBoss</text:h>
      <text:h text:style-name="Heading_20_3" text:outline-level="3">Directori de RegWeb3</text:h>
      <text:p text:style-name="P54">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51"/>
      <table:table table:name="Tabla1" table:style-name="Tabla1">
        <table:table-column table:style-name="Tabla1.A"/>
        <table:table-row>
          <table:table-cell table:style-name="Tabla1.A1" office:value-type="string">
            <text:p text:style-name="P65">$ sudo mkdir -p $JBOSS/server/default/deployregweb</text:p>
          </table:table-cell>
        </table:table-row>
      </table:table>
      <text:p text:style-name="P68"/>
      <text:p text:style-name="P71"><text:span text:style-name="T2">Editarem el fitxer $JBOSS/</text:span>server/default/conf/bootstrap/profile.xml i afegirem una nova línia tal i com és mostra a continuació:</text:p>
      <text:p text:style-name="P51"/>
      <text:p text:style-name="P51"/>
      <table:table table:name="Tabla4" table:style-name="Tabla4">
        <table:table-column table:style-name="Tabla4.A"/>
        <table:table-row table:style-name="Tabla4.1">
          <table:table-cell table:style-name="Tabla4.A1" office:value-type="string">
            <text:p text:style-name="P65">...</text:p>
            <text:p text:style-name="P65"><text:tab/><text:tab/>&lt;property name="applicationURIs"&gt;</text:p>
            <text:p text:style-name="P65"><text:tab/><text:tab/><text:tab/>&lt;list elementClass="java.net.URI"&gt;</text:p>
            <text:p text:style-name="P65"><text:tab/><text:tab/><text:tab/><text:tab/>&lt;value&gt;${jboss.server.home.url}deploy&lt;/value&gt;</text:p>
            <text:p text:style-name="P65"><text:tab/><text:tab/><text:tab/><text:tab/><text:span text:style-name="T15">&lt;value&gt;${jboss.server.home.url}deployregweb&lt;/value&gt;</text:span></text:p>
            <text:p text:style-name="P65"><text:tab/><text:tab/><text:tab/>&lt;/list&gt;</text:p>
            <text:p text:style-name="P65"><text:tab/><text:tab/>&lt;/property&gt;</text:p>
            <text:p text:style-name="P65">...</text:p>
          </table:table-cell>
        </table:table-row>
      </table:table>
      <text:p text:style-name="P51"/>
      <text:p text:style-name="P69"/>
      <text:h text:style-name="Heading_20_3" text:outline-level="3">Publicar Ports a peticions externes</text:h>
      <text:p text:style-name="P102">Si volem que el nostre JBoss sigui accessible des de forà del nostre propi ordinador llavors heu d'editar el fitxer <text:span text:style-name="T18">run.conf (o run.conf.bat si estam amb Windows) de $JBOSS/bin i afegir la següent línia:</text:span></text:p>
      <text:p text:style-name="P6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69"/>
      <text:p text:style-name="Text_20_body"/>
      <text:h text:style-name="Heading_20_3" text:outline-level="3">Requeriments de memòria</text:h>
      <text:p text:style-name="P70">Es recomada donar la major memòria possible al JBoss ja que RegWeb3 és una aplicació web bastant pesada. Obrir run.conf (o run.conf.bat si estam amb Windows) de $JBOSS/bin i editar els parametres -Xms i Xmx i posar-lis valors majors a 800m (es recomanen 1024m).</text:p>
      <text:p text:style-name="P6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69"/>
      <text:p text:style-name="P69"/>
      <text:p text:style-name="P69"/>
      <text:h text:style-name="Heading_20_3" text:outline-level="3">Transaccions damunt múltiples recursos</text:h>
      <text:p text:style-name="P74"/>
      <text:p text:style-name="P70"><text:soft-page-break/>S'ha d'editar el fitxer $JBOSS\server\default\conf\jbossts-properties.xml i cercar l'entrada &lt;properties depends="arjuna" name="jta"&gt; i just després afegir la següent línia:</text:p>
      <text:p text:style-name="P6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69"/>
      <text:p text:style-name="P69">NOTA: Revisar que l'entrada anterior no estigui donada d'alta. Si hi fos canviar el valor a "true"</text:p>
      <text:h text:style-name="P143" text:outline-level="3" text:is-list-header="true"/>
      <text:p text:style-name="P69"/>
      <text:h text:style-name="Heading_20_3" text:outline-level="3">Autenticador WSBASIC</text:h>
      <text:p text:style-name="P74"/>
      <table:table table:name="Taula2" table:style-name="Taula2">
        <table:table-column table:style-name="Taula2.A"/>
        <table:table-column table:style-name="Taula2.B"/>
        <table:table-row>
          <table:table-cell table:style-name="Taula2.A1" office:value-type="string">
            <text:p text:style-name="P113"><text:s/><draw:frame draw:style-name="fr3" draw:name="gràfics2" text:anchor-type="as-char" svg:width="0.97cm" svg:height="1.339cm" draw:z-index="43"><draw:image xlink:href="Pictures/100002010000005E0000008221B454BCD07ACFE4.png" xlink:type="simple" xlink:show="embed" xlink:actuate="onLoad"/></draw:frame></text:p>
          </table:table-cell>
          <table:table-cell table:style-name="Taula2.B1" office:value-type="string">
            <text:p text:style-name="P97">En l'entorn de la CAIB (Govern Balear) <text:s/>aquest punt s'ha d'ometre ja que el patch de la CAIB ja configura els autenticadors.</text:p>
          </table:table-cell>
        </table:table-row>
      </table:table>
      <text:p text:style-name="P69"/>
      <text:p text:style-name="P70">S'ha d'obrir el fitxer $JBOSS]/server/default/deployers/jbossweb.deployer/META-INF/war-deployers-jboss-beans.xml. S'ha de cercar un bloc xml <text:s/>"&lt;property name="authenticators"&gt;" i dins aquest bloc s'ha d'inserir un nou autenticador:</text:p>
      <text:p text:style-name="P6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69"/>
      <text:p text:style-name="P69"/>
      <text:h text:style-name="Heading_20_3" text:outline-level="3">Augmentar número de Paràmetres</text:h>
      <text:p text:style-name="P69"/>
      <text:p text:style-name="P70">Si se fa feina amb molts de llibres dins una entitat (més de 20 llibres) s'ha d'augmentar el número de paràmetres del jboss. </text:p>
      <text:p text:style-name="P119"><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6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69"/>
      <text:p text:style-name="P69"/>
      <text:p text:style-name="P69"/>
      <text:h text:style-name="P173" text:outline-level="2"/>
      <text:h text:style-name="P174" text:outline-level="2">Fitxers de Configuració</text:h>
      <text:p text:style-name="P68"/>
      <text:h text:style-name="Heading_20_3" text:outline-level="3">Fitxer JDBC d'accés a BBDD</text:h>
      <text:h text:style-name="Heading_20_4" text:outline-level="4">Oracle</text:h>
      <text:p text:style-name="P102"><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68"/>
      <text:h text:style-name="Heading_20_4" text:outline-level="4">PostgreSQL</text:h>
      <text:p text:style-name="P103"><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68"/>
      <text:h text:style-name="Heading_20_3" text:outline-level="3"><text:bookmark-start text:name="__RefNumPara__2194_394026072"/>Fitxer de Propietats<text:bookmark-end text:name="__RefNumPara__2194_394026072"/></text:h>
      <text:p text:style-name="P68"/>
      <text:list xml:id="list3166702268" text:style-name="L3">
        <text:list-header>
          <text:p text:style-name="P137">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51"/>
      <table:table table:name="Tabla17" table:style-name="Tabla17">
        <table:table-column table:style-name="Tabla17.A"/>
        <table:table-row table:style-name="Tabla17.1">
          <table:table-cell table:style-name="Tabla17.A1" office:value-type="string">
            <text:p text:style-name="P18">$ sudo cp <text:span text:style-name="T1">$HOME/regweb</text:span><text:span text:style-name="T4">3</text:span><text:span text:style-name="T1">/scripts/config/regweb3-properties-service.xml <text:s/>$JBOSS/server/default/deployregweb</text:span></text:p>
          </table:table-cell>
        </table:table-row>
      </table:table>
      <text:p text:style-name="P51"/>
      <text:p text:style-name="P51"/>
      <text:h text:style-name="Heading_20_4" text:outline-level="4">Propietats Generals RegWeb3</text:h>
      <text:p text:style-name="P51">En aquest fitxer hi ha algunes propietats que requereixen de la intervenció de l'administrador:</text:p>
      <text:p text:style-name="P51"/>
      <text:p text:style-name="P51"/>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7" office:value-type="string">
            <text:p text:style-name="P29">es.caib.regweb3.iscaib</text:p>
          </table:table-cell>
          <table:table-cell table:style-name="Tabla38.B7" office:value-type="string">
            <text:p text:style-name="P73">“true” indica que es tracta d'un entorn de la CAIB. <text:s/>Qualsevol altre valor indica que no és un l'entorn de la CAIB.</text:p>
          </table:table-cell>
        </table:table-row>
        <table:table-row table:style-name="Tabla38.1">
          <table:table-cell table:style-name="Tabla38.A7" office:value-type="string">
            <text:p text:style-name="P29">es.caib.regweb3.preregistre</text:p>
          </table:table-cell>
          <table:table-cell table:style-name="Tabla38.B7" office:value-type="string">
            <text:p text:style-name="P73">URL del preregistre de Sistra.</text:p>
            <text:p text:style-name="P73">Solament es tindrà en compte quan la propietat “iscaib” sigui “true”.</text:p>
          </table:table-cell>
        </table:table-row>
        <table:table-row table:style-name="Tabla38.1">
          <table:table-cell table:style-name="Tabla38.A7" office:value-type="string">
            <text:p text:style-name="P28">es.caib.regweb3.defaultlanguage</text:p>
          </table:table-cell>
          <table:table-cell table:style-name="Tabla38.B7" office:value-type="string">
            <text:p text:style-name="P27">Configura l'idioma per defecte de l'aplicació.</text:p>
          </table:table-cell>
        </table:table-row>
        <text:soft-page-break/>
        <table:table-row table:style-name="Tabla38.1">
          <table:table-cell table:style-name="Tabla38.A7" office:value-type="string">
            <text:p text:style-name="P28">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27">Ruta a on es guarden els arxius de l'aplicació: models de rebut. </text:p>
            <text:p text:style-name="P27">Propietat obligatòria.</text:p>
          </table:table-cell>
        </table:table-row>
        <table:table-row table:style-name="Tabla38.1">
          <table:table-cell table:style-name="Tabla38.A7" office:value-type="string">
            <text:p text:style-name="P28">es.caib.regweb3.showtimestamp</text:p>
          </table:table-cell>
          <table:table-cell table:style-name="Tabla38.B7" office:value-type="string">
            <text:p text:style-name="P27">“true” mostra al peu de pàgina la data de compilació</text:p>
          </table:table-cell>
        </table:table-row>
        <table:table-row table:style-name="Tabla38.1">
          <table:table-cell table:style-name="Tabla38.A7" office:value-type="string">
            <text:p text:style-name="P28">es.caib.regweb3.sir.serverbase</text:p>
          </table:table-cell>
          <table:table-cell table:style-name="Tabla38.B7" office:value-type="string">
            <text:p text:style-name="P27">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28">És necessari que estigui definit si es fan registres via SIR.</text:p>
          </table:table-cell>
        </table:table-row>
      </table:table>
      <text:p text:style-name="P51"/>
      <text:p text:style-name="P51"><text:tab/></text:p>
      <text:p text:style-name="P51"/>
      <text:h text:style-name="Heading_20_3" text:outline-level="3">Autenticació i Autorització per Usuaris Persona</text:h>
      <text:p text:style-name="P57"/>
      <table:table table:name="Tabla48" table:style-name="Tabla48">
        <table:table-column table:style-name="Tabla48.A"/>
        <table:table-column table:style-name="Tabla48.B"/>
        <table:table-row>
          <table:table-cell table:style-name="Tabla48.A1" office:value-type="string">
            <text:p text:style-name="P113"><text:s/><draw:frame draw:style-name="fr3" draw:name="gráficos5" text:anchor-type="as-char" svg:width="0.97cm" svg:height="1.339cm" draw:z-index="37"><draw:image xlink:href="Pictures/100002010000005E0000008221B454BCD07ACFE4.png" xlink:type="simple" xlink:show="embed" xlink:actuate="onLoad"/></draw:frame></text:p>
          </table:table-cell>
          <table:table-cell table:style-name="Tabla48.B1" office:value-type="string">
            <text:p text:style-name="P97">En l'entorn de la CAIB (Govern Balear) hem de saltar aquest punt ja que l'autenticació dels usuaris-persona ja es realitza automàticament al aplicar el patch de la CAIB sobre un servidor JBOSS.</text:p>
          </table:table-cell>
        </table:table-row>
      </table:table>
      <text:p text:style-name="P57"/>
      <text:p text:style-name="P54"/>
      <text:p text:style-name="P54">Com hem dit al principi, tindrem els nostres usuaris i roles guardats dins una base de dades, per això a continuació configurarem el JBoss per accedir a aquestes dades.</text:p>
      <text:p text:style-name="P54"/>
      <text:p text:style-name="P54">Obrirem el fitxer $JBOSS/server/default/conf/login-config.xml i abans del tag "&lt;/policy&gt;" del final del fitxer, afegirem el següent element XML:</text:p>
      <text:p text:style-name="P51"/>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7"/>
      <text:p text:style-name="P60"/>
      <text:p text:style-name="P58">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58"/>
      <text:p text:style-name="P58">El fitxer associat a la connexió de bases de dades definida en l'element anomenat “dsJndiName” es troba en els propis fitxers d'scripts. Hem de copiar-ho al Jboss i configurar-lo si és necessari:</text:p>
      <text:list xml:id="list85559581344185" text:continue-numbering="true" text:style-name="L3">
        <text:list-header>
          <text:p text:style-name="P135"/>
        </text:list-header>
      </text:list>
      <table:table table:name="Tabla7" table:style-name="Tabla7">
        <table:table-column table:style-name="Tabla7.A"/>
        <table:table-row>
          <table:table-cell table:style-name="Tabla7.A1" office:value-type="string">
            <text:p text:style-name="P90">$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82"/>
      <text:p text:style-name="P57">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57"/>
      <text:p text:style-name="P57"/>
      <text:h text:style-name="P144" text:outline-level="3">Configuració Servidor de Correu</text:h>
      <text:p text:style-name="P56">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56"/>
      <text:p text:style-name="P56"/>
      <table:table table:name="Tabla45" table:style-name="Tabla45">
        <table:table-column table:style-name="Tabla45.A"/>
        <table:table-row table:style-name="Tabla45.1">
          <table:table-cell table:style-name="Tabla45.A1" office:value-type="string">
            <text:p text:style-name="P126">$sudo cp $HOME/<text:span text:style-name="T49">regweb3</text:span>/scripts/config/<text:span text:style-name="T49">regweb3</text:span>-mail-service.xml $JBOSS/server/default/deploy<text:span text:style-name="T49">regweb3</text:span></text:p>
          </table:table-cell>
        </table:table-row>
      </table:table>
      <text:p text:style-name="P59"/>
      <text:h text:style-name="Heading_20_2" text:outline-level="2">Còpia de binaris</text:h>
      <text:p text:style-name="P79"/>
      <text:p text:style-name="P58">Els possibles binaris que existeixen es poden generar combinant dues variables amb dos valors possibles: </text:p>
      <text:list xml:id="list85560144886897" text:continue-numbering="true" text:style-name="L3">
        <text:list-header>
          <text:p text:style-name="P136"/>
        </text:list-header>
      </text:list>
      <text:list xml:id="list3845659907" text:style-name="L4">
        <text:list-item>
          <text:p text:style-name="P139"><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98"/>
      <text:p text:style-name="P9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text:span><text:span text:style-name="T4">3</text:span><text:span text:style-name="T1">/ear/target/regweb3.ear</text:span> $JBOSS/server/default/deployregweb</text:p>
          </table:table-cell>
        </table:table-row>
      </table:table>
      <text:p text:style-name="P51"/>
      <text:p text:style-name="P116"/>
      <text:h text:style-name="Heading_20_2" text:outline-level="2">DataSources</text:h>
      <text:p text:style-name="P51"/>
      <text:p text:style-name="P95">Els datasources defineixen l'origen de les dades. Podem trobar una plantilla a $HOME/regweb<text:span text:style-name="T47">3</text:span>/scripts/datasources/regweb3-ds.xml per PostgreSQL i Oracle</text:p>
      <text:p text:style-name="P95">Si les dades d'accés a la BBDD difereixen, llavors s'ha d'editar aquest fitxer i modificar el que calgui.</text:p>
      <text:p text:style-name="P94"/>
      <text:p text:style-name="P79">Una vegada adjustat aquest document xml al entorn d'instal·lació, cal copiar-ho al JBoss:</text:p>
      <table:table table:name="Tabla10" table:style-name="Tabla10">
        <table:table-column table:style-name="Tabla10.A"/>
        <table:table-row>
          <table:table-cell table:style-name="Tabla10.A1" office:value-type="string">
            <text:p text:style-name="P110">cp $HOME/regweb<text:span text:style-name="T47">3</text:span>/scripts/datasources/regweb3-ds.xml</text:p>
            <text:p text:style-name="P110">$JBOSS/server/default/deployregweb</text:p>
          </table:table-cell>
        </table:table-row>
      </table:table>
      <text:p text:style-name="P51"><text:soft-page-break/></text:p>
      <text:p text:style-name="P51"/>
      <text:h text:style-name="P128" text:outline-level="1"/>
      <text:h text:style-name="P130" text:outline-level="1">Propietats Globals</text:h>
      <text:p text:style-name="P51"/>
      <text:p text:style-name="P81">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80"/>
      <text:h text:style-name="P171" text:outline-level="2">Propietats globals d'aplicació</text:h>
      <text:p text:style-name="P81">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80"/>
      <text:p text:style-name="P80"/>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3">Dir3Caib</text:p>
          </table:table-cell>
          <table:table-cell table:style-name="Taula13.B2" office:value-type="string">
            <text:p text:style-name="P32">es.caib.regweb3.dir3caib.server</text:p>
          </table:table-cell>
          <table:table-cell table:style-name="Taula13.C2" office:value-type="string">
            <text:p text:style-name="P32">http://<text:span text:style-name="T22">localhost</text:span>/dir3caib</text:p>
          </table:table-cell>
          <table:table-cell table:style-name="Taula13.D2" office:value-type="string">
            <text:p text:style-name="P32">Url de Dir3Caib</text:p>
          </table:table-cell>
        </table:table-row>
        <table:table-row table:style-name="Taula13.3">
          <table:table-cell table:style-name="Taula13.A10" office:value-type="string">
            <text:p text:style-name="P33">Dir3Caib</text:p>
          </table:table-cell>
          <table:table-cell table:style-name="Taula13.B3" office:value-type="string">
            <text:p text:style-name="P32">es.caib.regweb3.dir3caib.username</text:p>
          </table:table-cell>
          <table:table-cell table:style-name="Taula13.C3" office:value-type="string">
            <text:p text:style-name="P31">username</text:p>
          </table:table-cell>
          <table:table-cell table:style-name="Taula13.D3" office:value-type="string">
            <text:p text:style-name="P32">Usuario de conexión a Dir3Caib</text:p>
          </table:table-cell>
        </table:table-row>
        <table:table-row table:style-name="Taula13.4">
          <table:table-cell table:style-name="Taula13.A10" office:value-type="string">
            <text:p text:style-name="P33">Dir3Caib</text:p>
          </table:table-cell>
          <table:table-cell table:style-name="Taula13.B4" office:value-type="string">
            <text:p text:style-name="P32">es.caib.regweb3.dir3caib.password</text:p>
          </table:table-cell>
          <table:table-cell table:style-name="Taula13.C4" office:value-type="string">
            <text:p text:style-name="P31">password</text:p>
          </table:table-cell>
          <table:table-cell table:style-name="Taula13.D4" office:value-type="string">
            <text:p text:style-name="P32">Password de conexión Dir3Caib</text:p>
          </table:table-cell>
        </table:table-row>
        <table:table-row table:style-name="Taula13.5">
          <table:table-cell table:style-name="Taula13.A10" office:value-type="string">
            <text:p text:style-name="P33">SIR</text:p>
          </table:table-cell>
          <table:table-cell table:style-name="Taula13.B5" office:value-type="string">
            <text:p text:style-name="P32">es.caib.regweb3.sir.tamanoMaximoPorAnexo</text:p>
          </table:table-cell>
          <table:table-cell table:style-name="Taula13.C5" office:value-type="float" office:value="10485760">
            <text:p text:style-name="P32">10485760</text:p>
          </table:table-cell>
          <table:table-cell table:style-name="Taula13.D5" office:value-type="string">
            <text:p text:style-name="P32">Tamaño máximo permitido por anexo en sir en bytes</text:p>
          </table:table-cell>
        </table:table-row>
        <table:table-row table:style-name="Taula13.6">
          <table:table-cell table:style-name="Taula13.A10" office:value-type="string">
            <text:p text:style-name="P33">SIR</text:p>
          </table:table-cell>
          <table:table-cell table:style-name="Taula13.B6" office:value-type="string">
            <text:p text:style-name="P32">es.caib.regweb3.sir.numMaxAnexos</text:p>
          </table:table-cell>
          <table:table-cell table:style-name="Taula13.C6" office:value-type="float" office:value="5">
            <text:p text:style-name="P32">5</text:p>
          </table:table-cell>
          <table:table-cell table:style-name="Taula13.D6" office:value-type="string">
            <text:p text:style-name="P32">Máximo número de anexos que se pueden adjuntar a un registro de entrada o salida que va a SIR</text:p>
          </table:table-cell>
        </table:table-row>
        <table:table-row table:style-name="Taula13.7">
          <table:table-cell table:style-name="Taula13.A10" office:value-type="string">
            <text:p text:style-name="P33">SIR</text:p>
          </table:table-cell>
          <table:table-cell table:style-name="Taula13.B7" office:value-type="string">
            <text:p text:style-name="P32">es.caib.regweb3.sir.formatosAnexos</text:p>
          </table:table-cell>
          <table:table-cell table:style-name="Taula13.C7" office:value-type="string">
            <text:p text:style-name="P32">.jpg, .jpeg, .odt, .odp, .ods, .odg, .docx, .xlsx, .pptx, .pdf, .png, .rtf, .svg, .tiff, .txt, .xml, .xsig, .csig, .html</text:p>
          </table:table-cell>
          <table:table-cell table:style-name="Taula13.D7" office:value-type="string">
            <text:p text:style-name="P32">Formatos permitidos para los anexos en sir</text:p>
          </table:table-cell>
        </table:table-row>
        <table:table-row table:style-name="Taula13.8">
          <table:table-cell table:style-name="Taula13.A10" office:value-type="string">
            <text:p text:style-name="P33">SIR</text:p>
          </table:table-cell>
          <table:table-cell table:style-name="Taula13.B8" office:value-type="string">
            <text:p text:style-name="P32">es.caib.regweb3.sir.tamanoMaxTotalAnexos<text:tab/></text:p>
          </table:table-cell>
          <table:table-cell table:style-name="Taula13.C8" office:value-type="float" office:value="15728640">
            <text:p text:style-name="P32">15728640</text:p>
          </table:table-cell>
          <table:table-cell table:style-name="Taula13.D8" office:value-type="string">
            <text:p text:style-name="P32">Tamaño máximo permitido para el total de anexos en sir en bytes</text:p>
          </table:table-cell>
        </table:table-row>
        <text:soft-page-break/>
        <table:table-row table:style-name="Taula13.11">
          <table:table-cell table:style-name="Taula13.A10" office:value-type="string">
            <text:p text:style-name="P33">Escaner</text:p>
          </table:table-cell>
          <table:table-cell table:style-name="Taula13.B10" office:value-type="string">
            <text:p text:style-name="P34"><text:span text:style-name="T28">es.caib.regweb3.scanweb.absoluteurl</text:span> </text:p>
          </table:table-cell>
          <table:table-cell table:style-name="Taula13.C10" office:value-type="string">
            <text:p text:style-name="P34"><text:span text:style-name="T28">http://</text:span><text:span text:style-name="T29">localhost</text:span><text:span text:style-name="T28">/regweb3/</text:span> </text:p>
          </table:table-cell>
          <table:table-cell table:style-name="Taula13.D10" office:value-type="string">
            <text:p text:style-name="P44">URL Base absoluta para atacar los plugins de ScanWeb. Aquesta propietat només és necessària en els casos en que quan se connecta a l'escànner, es perdi el contexte.</text:p>
          </table:table-cell>
        </table:table-row>
        <table:table-row table:style-name="Taula13.11">
          <table:table-cell table:style-name="Taula13.A10" office:value-type="string">
            <text:p text:style-name="P161">General</text:p>
          </table:table-cell>
          <table:table-cell table:style-name="Taula13.B10" office:value-type="string">
            <text:p text:style-name="P34">es.caib.regweb3.mail.remitente </text:p>
          </table:table-cell>
          <table:table-cell table:style-name="Taula13.C10" office:value-type="string">
            <text:p text:style-name="P158">email@gmail.com</text:p>
          </table:table-cell>
          <table:table-cell table:style-name="Taula13.D10" office:value-type="string">
            <text:p text:style-name="P44">Email del remitente de los correos en caso de que haya problemas de distribución </text:p>
          </table:table-cell>
        </table:table-row>
        <table:table-row table:style-name="Taula13.11">
          <table:table-cell table:style-name="Taula13.A11" office:value-type="string">
            <text:p text:style-name="P161">General</text:p>
          </table:table-cell>
          <table:table-cell table:style-name="Taula13.B11" office:value-type="string">
            <text:p text:style-name="P34">es.caib.regweb3.mail.remitente.nombre </text:p>
          </table:table-cell>
          <table:table-cell table:style-name="Taula13.C11" office:value-type="string">
            <text:p text:style-name="P158">Nombre Apellido</text:p>
          </table:table-cell>
          <table:table-cell table:style-name="Taula13.D11" office:value-type="string">
            <text:p text:style-name="P44">Nombre del remitente de envio de emails en caso de problemas con la distribución </text:p>
          </table:table-cell>
        </table:table-row>
      </table:table>
      <text:p text:style-name="P80"/>
      <text:p text:style-name="Text_20_body"/>
      <text:h text:style-name="P171" text:outline-level="2">Propietats globals per Entitat</text:h>
      <text:p text:style-name="P81">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80"/>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3">General</text:p>
          </table:table-cell>
          <table:table-cell table:style-name="Tabla16.B2" office:value-type="string">
            <text:p text:style-name="P34"><text:span text:style-name="T28">es.caib.regweb3.resultsperpage.oficios</text:span> </text:p>
          </table:table-cell>
          <table:table-cell table:style-name="Tabla16.C2" office:value-type="float" office:value="20">
            <text:p text:style-name="P34">20</text:p>
          </table:table-cell>
          <table:table-cell table:style-name="Tabla16.D2" office:value-type="string">
            <text:p text:style-name="P34"><text:span text:style-name="T28">Resultats per pàgina als Oficis pendents de remissió</text:span> </text:p>
          </table:table-cell>
        </table:table-row>
        <table:table-row table:style-name="Tabla16.3">
          <table:table-cell table:style-name="Tabla16.A6" office:value-type="string">
            <text:p text:style-name="P33">General</text:p>
          </table:table-cell>
          <table:table-cell table:style-name="Tabla16.B3" office:value-type="string">
            <text:p text:style-name="P34"><text:span text:style-name="T28">es.caib.regweb3.resultsperpage.lopd</text:span> </text:p>
          </table:table-cell>
          <table:table-cell table:style-name="Tabla16.C3" office:value-type="float" office:value="20">
            <text:p text:style-name="P34">20</text:p>
          </table:table-cell>
          <table:table-cell table:style-name="Tabla16.D3" office:value-type="string">
            <text:p text:style-name="P34"><text:span text:style-name="T28">Resultats per pàgina als informes LOPD</text:span> </text:p>
          </table:table-cell>
        </table:table-row>
        <table:table-row table:style-name="Tabla16.4">
          <table:table-cell table:style-name="Tabla16.A6" office:value-type="string">
            <text:p text:style-name="P33">General</text:p>
          </table:table-cell>
          <table:table-cell table:style-name="Tabla16.B4" office:value-type="string">
            <text:p text:style-name="P34"><text:span text:style-name="T28">es.caib.regweb3.showannexes</text:span> </text:p>
          </table:table-cell>
          <table:table-cell table:style-name="Tabla16.C4" office:value-type="string">
            <text:p text:style-name="P34">true</text:p>
          </table:table-cell>
          <table:table-cell table:style-name="Tabla16.D4" office:value-type="string">
            <text:p text:style-name="P34"><text:span text:style-name="T28">Mostrar o no els annexes</text:span> </text:p>
          </table:table-cell>
        </table:table-row>
        <table:table-row table:style-name="Tabla16.5">
          <table:table-cell table:style-name="Tabla16.A6" office:value-type="string">
            <text:p text:style-name="P33">SIR</text:p>
          </table:table-cell>
          <table:table-cell table:style-name="Tabla16.B5" office:value-type="string">
            <text:p text:style-name="P34"><text:span text:style-name="T28">es.caib.regweb3.maxuploadsizeinbytes</text:span> </text:p>
          </table:table-cell>
          <table:table-cell table:style-name="Tabla16.C5" office:value-type="float" office:value="10485760">
            <text:p text:style-name="P34">10485760</text:p>
          </table:table-cell>
          <table:table-cell table:style-name="Tabla16.D5" office:value-type="string">
            <text:p text:style-name="P44">Tamany màxim permès per annexe en bytes</text:p>
          </table:table-cell>
        </table:table-row>
        <table:table-row table:style-name="Tabla16.6">
          <table:table-cell table:style-name="Tabla16.A6" office:value-type="string">
            <text:p text:style-name="P33">General</text:p>
          </table:table-cell>
          <table:table-cell table:style-name="Tabla16.B6" office:value-type="string">
            <text:p text:style-name="P34">es.caib.regweb3.anexos.permitirfirmadetached </text:p>
          </table:table-cell>
          <table:table-cell table:style-name="Tabla16.C6" office:value-type="string">
            <text:p text:style-name="P34">true</text:p>
          </table:table-cell>
          <table:table-cell table:style-name="Tabla16.D6" office:value-type="string">
            <text:p text:style-name="P44">Permet establir si l'entitat pot adjuntar annexes amb firma separada (detached) . Si no es declara la propietat o té valor <text:span text:style-name="T22">false</text:span>, no es permet adjuntar annexes amb firma detached.</text:p>
          </table:table-cell>
        </table:table-row>
      </table:table>
      <text:p text:style-name="P80"/>
      <text:p text:style-name="P79"/>
      <text:h text:style-name="P127" text:outline-level="1"/>
      <text:h text:style-name="P129" text:outline-level="1"><text:bookmark-start text:name="__RefNumPara__2191_394026072"/>Plugins<text:bookmark-end text:name="__RefNumPara__2191_394026072"/></text:h>
      <text:p text:style-name="P51"/>
      <text:p text:style-name="P58">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8"/>
      <text:p text:style-name="P58">Els plugins disponibles per a cada cas són:</text:p>
      <text:p text:style-name="P58"/>
      <text:p text:style-name="P58">Plugins generals disponibles per instal·lació:</text:p>
      <text:p text:style-name="P58"/>
      <text:list xml:id="list2717497945" text:style-name="L5">
        <text:list-item>
          <text:p text:style-name="P140">Plugin d'Informació d'Usuari</text:p>
        </text:list-item>
        <text:list-item>
          <text:p text:style-name="P140">Plugin de Custòdia Documental pels Annexes</text:p>
        </text:list-item>
        <text:list-item>
          <text:p text:style-name="P141">Plugin de Custòdia Documental pels Justificants</text:p>
        </text:list-item>
      </text:list>
      <text:p text:style-name="P83"/>
      <text:p text:style-name="P58">Plugins per a cada Entitat disponibles :</text:p>
      <text:p text:style-name="P58"/>
      <text:list xml:id="list85559747979988" text:continue-numbering="true" text:style-name="L5">
        <text:list-item>
          <text:p text:style-name="P140">Plugin per generar Justificant</text:p>
        </text:list-item>
        <text:list-item>
          <text:p text:style-name="P140">Plugin de PostProcés</text:p>
        </text:list-item>
        <text:list-item>
          <text:p text:style-name="P141">Plugin de Distribució</text:p>
        </text:list-item>
        <text:list-item>
          <text:p text:style-name="P141">Plugin de Firma en servidor</text:p>
        </text:list-item>
        <text:list-item>
          <text:p text:style-name="P141">Plugin per definir l'Escàner</text:p>
        </text:list-item>
      </text:list>
      <text:p text:style-name="P54"/>
      <text:h text:style-name="P171" text:outline-level="2">Plugins generals</text:h>
      <text:p text:style-name="P81">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54"/>
      <text:h text:style-name="P145" text:outline-level="3"/>
      <text:h text:style-name="P150" text:outline-level="3">Plugin d'Informació d'Usuari</text:h>
      <text:p text:style-name="P83">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86"/>
      <text:h text:style-name="Heading_20_4" text:outline-level="4">Plugin de UserInformation via DataBase </text:h>
      <text:p text:style-name="P86">Si volem utilitzar aquest plugin llavors s'ha de definir de la següent forma: </text:p>
      <table:table table:name="Tabla18" table:style-name="Tabla18">
        <table:table-column table:style-name="Tabla18.A"/>
        <table:table-row>
          <table:table-cell table:style-name="Tabla18.A1" office:value-type="string">
            <text:p text:style-name="P114">Tipus:</text:p>
          </table:table-cell>
        </table:table-row>
        <table:table-row>
          <table:table-cell table:style-name="Tabla18.A2" office:value-type="string">
            <text:p text:style-name="P22">User information</text:p>
          </table:table-cell>
        </table:table-row>
      </table:table>
      <text:p text:style-name="P86"/>
      <table:table table:name="Taula25" table:style-name="Taula25">
        <table:table-column table:style-name="Taula25.A"/>
        <table:table-row>
          <table:table-cell table:style-name="Taula25.A1" office:value-type="string">
            <text:p text:style-name="P114">Nom:</text:p>
          </table:table-cell>
        </table:table-row>
        <table:table-row>
          <table:table-cell table:style-name="Taula25.A2" office:value-type="string">
            <text:p text:style-name="P22">User Information</text:p>
          </table:table-cell>
        </table:table-row>
      </table:table>
      <text:p text:style-name="P86"/>
      <table:table table:name="Tabla57" table:style-name="Tabla57">
        <table:table-column table:style-name="Tabla57.A"/>
        <table:table-row>
          <table:table-cell table:style-name="Tabla57.A1" office:value-type="string">
            <text:p text:style-name="P114">Descripció:</text:p>
          </table:table-cell>
        </table:table-row>
        <table:table-row>
          <table:table-cell table:style-name="Tabla57.A2" office:value-type="string">
            <text:p text:style-name="P22">Informació d'usuaris</text:p>
          </table:table-cell>
        </table:table-row>
      </table:table>
      <text:p text:style-name="P86"/>
      <table:table table:name="Taula24" table:style-name="Taula24">
        <table:table-column table:style-name="Taula24.A"/>
        <table:table-row>
          <table:table-cell table:style-name="Taula24.A1" office:value-type="string">
            <text:p text:style-name="P114">Classe Java:</text:p>
          </table:table-cell>
        </table:table-row>
        <table:table-row>
          <table:table-cell table:style-name="Taula24.A2" office:value-type="string">
            <text:p text:style-name="P22">org.fundaciobit.plugins.userinformation.database.DataBaseUserInformationPlugin</text:p>
          </table:table-cell>
        </table:table-row>
      </table:table>
      <text:p text:style-name="P86"/>
      <table:table table:name="Tabla19" table:style-name="Tabla19">
        <table:table-column table:style-name="Tabla19.A"/>
        <table:table-column table:style-name="Tabla19.B"/>
        <table:table-row>
          <table:table-cell table:style-name="Tabla19.A1" table:number-columns-spanned="2" office:value-type="string">
            <text:p text:style-name="P114">Propietats:</text:p>
          </table:table-cell>
          <table:covered-table-cell/>
        </table:table-row>
        <table:table-row>
          <table:table-cell table:style-name="Tabla19.A2" office:value-type="string">
            <text:p text:style-name="P22">es.caib.regweb3.plugins.userinformation.database.jndi</text:p>
          </table:table-cell>
          <table:table-cell table:style-name="Tabla19.B2" office:value-type="string">
            <text:p text:style-name="P22">Base de dades on hi ha la informació del usuaris.</text:p>
          </table:table-cell>
        </table:table-row>
        <table:table-row>
          <table:table-cell table:style-name="Tabla19.A2" office:value-type="string">
            <text:p text:style-name="P22">es.caib.regweb3.plugins.userinformation.database.users_table</text:p>
          </table:table-cell>
          <table:table-cell table:style-name="Tabla19.B2" office:value-type="string">
            <text:p text:style-name="P22">Taula de la base de dades on hi ha la informació dels usuaris.</text:p>
          </table:table-cell>
        </table:table-row>
        <table:table-row>
          <table:table-cell table:style-name="Tabla19.A2" office:value-type="string">
            <text:p text:style-name="P22">es.caib.regweb3.plugins.userinformation.database.username_column</text:p>
          </table:table-cell>
          <table:table-cell table:style-name="Tabla19.B2" office:value-type="string">
            <text:p text:style-name="P22">Columna on hi ha el codi dels usuaris.</text:p>
          </table:table-cell>
        </table:table-row>
        <table:table-row>
          <table:table-cell table:style-name="Tabla19.A2" office:value-type="string">
            <text:p text:style-name="P22">es.caib.regweb3.plugins.userinformation.database.password_column</text:p>
          </table:table-cell>
          <table:table-cell table:style-name="Tabla19.B2" office:value-type="string">
            <text:p text:style-name="P22">Columna on hi ha el password dels usuaris.</text:p>
          </table:table-cell>
        </table:table-row>
        <table:table-row>
          <table:table-cell table:style-name="Tabla19.A2" office:value-type="string">
            <text:p text:style-name="P22">es.caib.regweb3.plugins.userinformation.database.administrationid_column</text:p>
          </table:table-cell>
          <table:table-cell table:style-name="Tabla19.B2" office:value-type="string">
            <text:p text:style-name="P22">Columna on hi ha l'identificador dels usuaris.</text:p>
          </table:table-cell>
        </table:table-row>
        <table:table-row>
          <table:table-cell table:style-name="Tabla19.A2" office:value-type="string">
            <text:p text:style-name="P22">es.caib.regweb3.plugins.userinformation.database.name_column</text:p>
          </table:table-cell>
          <table:table-cell table:style-name="Tabla19.B2" office:value-type="string">
            <text:p text:style-name="P22">Columna on hi ha el nom dels usuaris.</text:p>
          </table:table-cell>
        </table:table-row>
        <table:table-row>
          <table:table-cell table:style-name="Tabla19.A2" office:value-type="string">
            <text:p text:style-name="P22">es.caib.regweb3.plugins.userinformation.database.surname_1_column</text:p>
          </table:table-cell>
          <table:table-cell table:style-name="Tabla19.B2" office:value-type="string">
            <text:p text:style-name="P22">Columna on hi ha el primer llinatge dels usuaris.</text:p>
          </table:table-cell>
        </table:table-row>
        <table:table-row>
          <table:table-cell table:style-name="Tabla19.A2" office:value-type="string">
            <text:p text:style-name="P22">es.caib.regweb3.plugins.userinformation.database.surname_2_column</text:p>
          </table:table-cell>
          <table:table-cell table:style-name="Tabla19.B2" office:value-type="string">
            <text:p text:style-name="P22">Columna on hi ha el segon llinatge dels usuaris.</text:p>
          </table:table-cell>
        </table:table-row>
        <table:table-row>
          <table:table-cell table:style-name="Tabla19.A2" office:value-type="string">
            <text:p text:style-name="P22">es.caib.regweb3.plugins.userinformation.database.language_column</text:p>
          </table:table-cell>
          <table:table-cell table:style-name="Tabla19.B2" office:value-type="string">
            <text:p text:style-name="P22">Columna on hi ha l'idioma dels usuaris.</text:p>
          </table:table-cell>
        </table:table-row>
        <table:table-row>
          <table:table-cell table:style-name="Tabla19.A2" office:value-type="string">
            <text:p text:style-name="P22">es.caib.regweb3.plugins.userinformation.database.telephone_column</text:p>
          </table:table-cell>
          <table:table-cell table:style-name="Tabla19.B2" office:value-type="string">
            <text:p text:style-name="P22">Columna on hi ha el telèfon dels usuaris.</text:p>
          </table:table-cell>
        </table:table-row>
        <text:soft-page-break/>
        <table:table-row>
          <table:table-cell table:style-name="Tabla19.A2" office:value-type="string">
            <text:p text:style-name="P22">es.caib.regweb3.plugins.userinformation.database.email_column</text:p>
          </table:table-cell>
          <table:table-cell table:style-name="Tabla19.B2" office:value-type="string">
            <text:p text:style-name="P22">Columna on hi ha el mail dels usuaris.</text:p>
          </table:table-cell>
        </table:table-row>
        <table:table-row>
          <table:table-cell table:style-name="Tabla19.A2" office:value-type="string">
            <text:p text:style-name="P22">es.caib.regweb3.plugins.userinformation.database.gender_column</text:p>
          </table:table-cell>
          <table:table-cell table:style-name="Tabla19.B2" office:value-type="string">
            <text:p text:style-name="P22">Columna on hi ha el gènere dels usuaris.</text:p>
          </table:table-cell>
        </table:table-row>
        <table:table-row>
          <table:table-cell table:style-name="Tabla19.A2" office:value-type="string">
            <text:p text:style-name="P22">es.caib.regweb3.plugins.userinformation.database.userroles_table</text:p>
          </table:table-cell>
          <table:table-cell table:style-name="Tabla19.B2" office:value-type="string">
            <text:p text:style-name="P22">Taula de la base de dades on hi ha els rols dels usuaris.</text:p>
          </table:table-cell>
        </table:table-row>
        <table:table-row>
          <table:table-cell table:style-name="Tabla19.A2" office:value-type="string">
            <text:p text:style-name="P22">es.caib.regweb3.plugins.userinformation.database.userroles_rolename_column</text:p>
          </table:table-cell>
          <table:table-cell table:style-name="Tabla19.B2" office:value-type="string">
            <text:p text:style-name="P22">Columna de la taula anterior on hi ha el rol.</text:p>
          </table:table-cell>
        </table:table-row>
        <table:table-row>
          <table:table-cell table:style-name="Tabla19.A2" office:value-type="string">
            <text:p text:style-name="P22">es.caib.regweb3.plugins.userinformation.database.userroles_username_column</text:p>
          </table:table-cell>
          <table:table-cell table:style-name="Tabla19.B2" office:value-type="string">
            <text:p text:style-name="P22">Columna de la taula anterior on hi ha l'usuari que té el rol anterior. </text:p>
          </table:table-cell>
        </table:table-row>
      </table:table>
      <text:p text:style-name="P86"/>
      <text:h text:style-name="Heading_20_4" text:outline-level="4">Plugin de UserInformation via LDAP</text:h>
      <text:p text:style-name="P86">Per configurar l'accés via LDAP, hem de tenir els següents valors:</text:p>
      <table:table table:name="Tabla20" table:style-name="Tabla20">
        <table:table-column table:style-name="Tabla20.A"/>
        <table:table-row>
          <table:table-cell table:style-name="Tabla20.A1" office:value-type="string">
            <text:p text:style-name="P114">Tipus:</text:p>
          </table:table-cell>
        </table:table-row>
        <table:table-row>
          <table:table-cell table:style-name="Tabla20.A2" office:value-type="string">
            <text:p text:style-name="P22">User information</text:p>
          </table:table-cell>
        </table:table-row>
      </table:table>
      <text:p text:style-name="P86"/>
      <table:table table:name="Tabla22" table:style-name="Tabla22">
        <table:table-column table:style-name="Tabla22.A"/>
        <table:table-row>
          <table:table-cell table:style-name="Tabla22.A1" office:value-type="string">
            <text:p text:style-name="P114">Nom:</text:p>
          </table:table-cell>
        </table:table-row>
        <table:table-row>
          <table:table-cell table:style-name="Tabla22.A2" office:value-type="string">
            <text:p text:style-name="P22">User Information</text:p>
          </table:table-cell>
        </table:table-row>
      </table:table>
      <text:p text:style-name="P86"/>
      <table:table table:name="Tabla56" table:style-name="Tabla56">
        <table:table-column table:style-name="Tabla56.A"/>
        <table:table-row>
          <table:table-cell table:style-name="Tabla56.A1" office:value-type="string">
            <text:p text:style-name="P114">Descripció:</text:p>
          </table:table-cell>
        </table:table-row>
        <table:table-row>
          <table:table-cell table:style-name="Tabla56.A2" office:value-type="string">
            <text:p text:style-name="P22">Informació d'usuaris</text:p>
          </table:table-cell>
        </table:table-row>
      </table:table>
      <text:p text:style-name="P86"/>
      <table:table table:name="Tabla23" table:style-name="Tabla23">
        <table:table-column table:style-name="Tabla23.A"/>
        <table:table-row>
          <table:table-cell table:style-name="Tabla23.A1" office:value-type="string">
            <text:p text:style-name="P114">Classe Java:</text:p>
          </table:table-cell>
        </table:table-row>
        <table:table-row>
          <table:table-cell table:style-name="Tabla23.A2" office:value-type="string">
            <text:p text:style-name="P22">org.fundaciobit.plugins.userinformation.ldap.LdapUserInformationPlugin</text:p>
          </table:table-cell>
        </table:table-row>
      </table:table>
      <text:p text:style-name="P86"/>
      <table:table table:name="Tabla28" table:style-name="Tabla28">
        <table:table-column table:style-name="Tabla28.A"/>
        <table:table-column table:style-name="Tabla28.B"/>
        <table:table-row>
          <table:table-cell table:style-name="Tabla28.A1" table:number-columns-spanned="2" office:value-type="string">
            <text:p text:style-name="P114">Propietats:</text:p>
          </table:table-cell>
          <table:covered-table-cell/>
        </table:table-row>
        <table:table-row>
          <table:table-cell table:style-name="Tabla28.A2" office:value-type="string">
            <text:p text:style-name="P22">es.caib.<text:span text:style-name="T46">regweb3</text:span>.plugins.userinformation.ldap.host_url </text:p>
          </table:table-cell>
          <table:table-cell table:style-name="Tabla28.B2" office:value-type="string">
            <text:p text:style-name="P32"><text:span text:style-name="T11">Servidor de LDAP (p.e. </text:span><text:span text:style-name="T12">ldap://ldap.fundaciobit.org:389</text:span><text:span text:style-name="T11">).</text:span></text:p>
          </table:table-cell>
        </table:table-row>
        <table:table-row>
          <table:table-cell table:style-name="Tabla28.A2" office:value-type="string">
            <text:p text:style-name="P23">es.caib.<text:span text:style-name="T46">regweb3</text:span>.plugins.userinformation.ldap.security_principal</text:p>
          </table:table-cell>
          <table:table-cell table:style-name="Tabla28.B2" office:value-type="string">
            <text:p text:style-name="P22">Usuari de amb permisos de lectura de LDAP.</text:p>
          </table:table-cell>
        </table:table-row>
        <table:table-row>
          <table:table-cell table:style-name="Tabla28.A2" office:value-type="string">
            <text:p text:style-name="P23">es.caib.<text:span text:style-name="T46">regweb3</text:span>.plugins.userinformation.ldap.security_credentials</text:p>
          </table:table-cell>
          <table:table-cell table:style-name="Tabla28.B2" office:value-type="string">
            <text:p text:style-name="P22">Contrasenya de l'usuari anterior.</text:p>
          </table:table-cell>
        </table:table-row>
        <table:table-row>
          <table:table-cell table:style-name="Tabla28.A2" office:value-type="string">
            <text:p text:style-name="P23">es.caib.<text:span text:style-name="T46">regweb3</text:span>.plugins.userinformation.ldap.security_authentication</text:p>
          </table:table-cell>
          <table:table-cell table:style-name="Tabla28.B2" office:value-type="string">
            <text:p text:style-name="P22">Tipus d'autenticació (p.e. <text:span text:style-name="T22">Simple, none</text:span>)</text:p>
          </table:table-cell>
        </table:table-row>
        <table:table-row>
          <table:table-cell table:style-name="Tabla28.A2" office:value-type="string">
            <text:p text:style-name="P23">es.caib.<text:span text:style-name="T46">regweb3</text:span>.plugins.userinformation.ldap.users_context_dn</text:p>
          </table:table-cell>
          <table:table-cell table:style-name="Tabla28.B2" office:value-type="string">
            <text:p text:style-name="P22">Context on es troben els usuris (p.e. <text:span text:style-name="T22">cn=Users,dc=ibitnet,dc=lan</text:span>).</text:p>
          </table:table-cell>
        </table:table-row>
        <table:table-row>
          <table:table-cell table:style-name="Tabla28.A2" office:value-type="string">
            <text:p text:style-name="P23">es.caib.<text:span text:style-name="T46">regweb3</text:span>.plugins.userinformation.ldap.search_scope</text:p>
          </table:table-cell>
          <table:table-cell table:style-name="Tabla28.B2" office:value-type="string">
            <text:p text:style-name="P22">Nivell de cerca (p.e. o<text:span text:style-name="T22">nelevel, subtree</text:span>).</text:p>
          </table:table-cell>
        </table:table-row>
        <table:table-row>
          <table:table-cell table:style-name="Tabla28.A2" office:value-type="string">
            <text:p text:style-name="P23">es.caib.<text:span text:style-name="T46">regweb3</text:span>.plugins.userinformation.ldap.search_filter</text:p>
          </table:table-cell>
          <table:table-cell table:style-name="Tabla28.B2" office:value-type="string">
            <text:p text:style-name="P22">Filtre de cerca (p.e. <text:span text:style-name="T22">(|(memberOf=CN=@PFI_ADMIN,CN=Users,DC=ibitnet,DC=lan)(memberOf=CN=@PFI_USER,CN=Users,DC=ibitnet,DC=lan))</text:span>).</text:p>
          </table:table-cell>
        </table:table-row>
        <text:soft-page-break/>
        <table:table-row>
          <table:table-cell table:style-name="Tabla28.A2" office:value-type="string">
            <text:p text:style-name="P23">es.caib.<text:span text:style-name="T46">regweb3</text:span>.plugins.userinformation.ldap.attribute.username</text:p>
          </table:table-cell>
          <table:table-cell table:style-name="Tabla28.B2" office:value-type="string">
            <text:p text:style-name="P22">Usuari.</text:p>
          </table:table-cell>
        </table:table-row>
        <table:table-row>
          <table:table-cell table:style-name="Tabla28.A2" office:value-type="string">
            <text:p text:style-name="P23">es.caib.<text:span text:style-name="T46">regweb3</text:span>.plugins.userinformation.ldap.attribute.mail</text:p>
          </table:table-cell>
          <table:table-cell table:style-name="Tabla28.B2" office:value-type="string">
            <text:p text:style-name="P22">Correu de l'usuari.</text:p>
          </table:table-cell>
        </table:table-row>
        <table:table-row>
          <table:table-cell table:style-name="Tabla28.A2" office:value-type="string">
            <text:p text:style-name="P23">es.caib.<text:span text:style-name="T46">regweb3</text:span>.plugins.userinformation.ldap.attribute.administration_id</text:p>
          </table:table-cell>
          <table:table-cell table:style-name="Tabla28.B2" office:value-type="string">
            <text:p text:style-name="P22">Nif o AdministrationID de l'usuari.</text:p>
          </table:table-cell>
        </table:table-row>
        <table:table-row>
          <table:table-cell table:style-name="Tabla28.A2" office:value-type="string">
            <text:p text:style-name="P23">es.caib.<text:span text:style-name="T46">regweb3</text:span>.plugins.userinformation.ldap.attribute.name</text:p>
          </table:table-cell>
          <table:table-cell table:style-name="Tabla28.B2" office:value-type="string">
            <text:p text:style-name="P22">Nom de l'usuari.</text:p>
          </table:table-cell>
        </table:table-row>
        <table:table-row>
          <table:table-cell table:style-name="Tabla28.A2" office:value-type="string">
            <text:p text:style-name="P23">es.caib.<text:span text:style-name="T46">regweb3</text:span>.plugins.userinformation.ldap.attribute.surname</text:p>
          </table:table-cell>
          <table:table-cell table:style-name="Tabla28.B2" office:value-type="string">
            <text:p text:style-name="P22">Llinatges de l'usuari.</text:p>
          </table:table-cell>
        </table:table-row>
        <table:table-row>
          <table:table-cell table:style-name="Tabla28.A2" office:value-type="string">
            <text:p text:style-name="P23">es.caib.<text:span text:style-name="T46">regweb3</text:span>.plugins.userinformation.ldap.attribute.telephone</text:p>
          </table:table-cell>
          <table:table-cell table:style-name="Tabla28.B2" office:value-type="string">
            <text:p text:style-name="P22">Telefon de l'usuari.</text:p>
          </table:table-cell>
        </table:table-row>
        <table:table-row>
          <table:table-cell table:style-name="Tabla28.A2" office:value-type="string">
            <text:p text:style-name="P23">es.caib.<text:span text:style-name="T46">regweb3</text:span>.plugins.userinformation.ldap.attribute.memberof</text:p>
          </table:table-cell>
          <table:table-cell table:style-name="Tabla28.B2" office:value-type="string">
            <text:p text:style-name="P22">Atribut que conté els roles (p.e. <text:span text:style-name="T22">memberOf</text:span>).</text:p>
          </table:table-cell>
        </table:table-row>
        <table:table-row>
          <table:table-cell table:style-name="Tabla28.A2" office:value-type="string">
            <text:p text:style-name="P23">es.caib.<text:span text:style-name="T46">regweb3</text:span>.plugins.userinformation.ldap.prefix_role_match_memberof</text:p>
          </table:table-cell>
          <table:table-cell table:style-name="Tabla28.B2" office:value-type="string">
            <text:p text:style-name="P22">Prefix per obtenir el role de l'atribut (p.e. <text:span text:style-name="T22">@</text:span>).</text:p>
          </table:table-cell>
        </table:table-row>
        <table:table-row>
          <table:table-cell table:style-name="Tabla28.A2" office:value-type="string">
            <text:p text:style-name="P23">es.caib.<text:span text:style-name="T46">regweb3</text:span>.plugins.userinformation.ldap.suffix_role_match_memberof</text:p>
          </table:table-cell>
          <table:table-cell table:style-name="Tabla28.B2" office:value-type="string">
            <text:p text:style-name="P22">Sufix per obtenir el role de l'atribut (p.e. <text:span text:style-name="T22">,CN=Users,DC=ibitnet,DC=lan</text:span>).</text:p>
          </table:table-cell>
        </table:table-row>
      </table:table>
      <text:p text:style-name="P86"/>
      <text:p text:style-name="P54"/>
      <text:h text:style-name="P146" text:outline-level="3" text:is-list-header="true"/>
      <text:h text:style-name="Heading_20_3" text:outline-level="3">Plugin de Custòdia Documental pels Annexes</text:h>
      <text:p text:style-name="P83"/>
      <text:p text:style-name="P83">Aquest plugin s'utilitza per indicar on se custodien els annexes que s'envien i es reben als registres. Actualment hi ha dues implementacions: </text:p>
      <text:p text:style-name="P86"/>
      <text:h text:style-name="Heading_20_4" text:outline-level="4">Plugin de Custòdia Documental d'annexes via Alfresco</text:h>
      <text:p text:style-name="P83">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14">Tipus:</text:p>
          </table:table-cell>
        </table:table-row>
        <table:table-row>
          <table:table-cell table:style-name="Tabla30.A2" office:value-type="string">
            <text:p text:style-name="P22">Custòdia</text:p>
          </table:table-cell>
        </table:table-row>
      </table:table>
      <text:p text:style-name="P86"/>
      <table:table table:name="Taula28" table:style-name="Taula28">
        <table:table-column table:style-name="Taula28.A"/>
        <table:table-row>
          <table:table-cell table:style-name="Taula28.A1" office:value-type="string">
            <text:p text:style-name="P114">Nom:</text:p>
          </table:table-cell>
        </table:table-row>
        <table:table-row>
          <table:table-cell table:style-name="Taula28.A2" office:value-type="string">
            <text:p text:style-name="P22">Custòdia</text:p>
          </table:table-cell>
        </table:table-row>
      </table:table>
      <text:p text:style-name="P86"/>
      <table:table table:name="Tabla55" table:style-name="Tabla55">
        <table:table-column table:style-name="Tabla55.A"/>
        <table:table-row>
          <table:table-cell table:style-name="Tabla55.A1" office:value-type="string">
            <text:p text:style-name="P114">Descripció:</text:p>
          </table:table-cell>
        </table:table-row>
        <table:table-row>
          <table:table-cell table:style-name="Tabla55.A2" office:value-type="string">
            <text:p text:style-name="P22">Custòdia de documents</text:p>
          </table:table-cell>
        </table:table-row>
      </table:table>
      <text:p text:style-name="P86"/>
      <table:table table:name="Taula29" table:style-name="Taula29">
        <table:table-column table:style-name="Taula29.A"/>
        <table:table-row>
          <table:table-cell table:style-name="Taula29.A1" office:value-type="string">
            <text:p text:style-name="P114">Classe Java:</text:p>
          </table:table-cell>
        </table:table-row>
        <table:table-row>
          <table:table-cell table:style-name="Taula29.A2" office:value-type="string">
            <text:p text:style-name="P32"><text:span text:style-name="T11">org.fundaciobit.plugins.documentcustody.alfr</text:span><text:span text:style-name="T39">esco.</text:span><text:span text:style-name="T31">AlfrescoBaseDocumentCustodyPlugin</text:span><text:span text:style-name="T32"> </text:span></text:p>
          </table:table-cell>
        </table:table-row>
      </table:table>
      <text:p text:style-name="P86"/>
      <table:table table:name="Taula30" table:style-name="Taula30">
        <table:table-column table:style-name="Taula30.A"/>
        <table:table-column table:style-name="Taula30.B"/>
        <text:soft-page-break/>
        <table:table-row>
          <table:table-cell table:style-name="Taula30.A1" table:number-columns-spanned="2" office:value-type="string">
            <text:p text:style-name="P114">Propietats:</text:p>
          </table:table-cell>
          <table:covered-table-cell/>
        </table:table-row>
        <table:table-row>
          <table:table-cell table:style-name="Taula30.A2" office:value-type="string">
            <text:p text:style-name="P22">es.caib.regweb3.plugins.documentcustody.alfr<text:span text:style-name="T38">esco</text:span>.url</text:p>
          </table:table-cell>
          <table:table-cell table:style-name="Taula30.B2" office:value-type="string">
            <text:p text:style-name="P22">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2"><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22">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2">es.caib.regweb3.plugins.documentcustody.alfr<text:span text:style-name="T38">esco</text:span>.site</text:p>
          </table:table-cell>
          <table:table-cell table:style-name="Taula30.B2" office:value-type="string">
            <text:p text:style-name="P22">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2">es.caib.regweb3.plugins.documentcustody.alfr<text:span text:style-name="T38">esco</text:span>.fullsitepath</text:p>
          </table:table-cell>
          <table:table-cell table:style-name="Taula30.B2" office:value-type="string">
            <text:p text:style-name="P22">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2">es.caib.regweb3.plugins.documentcustody.alfr<text:span text:style-name="T38">esco</text:span>.basepath</text:p>
          </table:table-cell>
          <table:table-cell table:style-name="Taula30.B2" office:value-type="string">
            <text:p text:style-name="P22">Directori del repositori on guardar els documents. Exemple: <text:span text:style-name="T22">/test .</text:span></text:p>
          </table:table-cell>
        </table:table-row>
        <table:table-row>
          <table:table-cell table:style-name="Taula30.A2" office:value-type="string">
            <text:p text:style-name="P22">es.caib.regweb3.plugins.documentcustody.alfr<text:span text:style-name="T38">esco</text:span>.acces.user</text:p>
          </table:table-cell>
          <table:table-cell table:style-name="Taula30.B2" office:value-type="string">
            <text:p text:style-name="P22">Nom d'usuari per l'autenticació.</text:p>
          </table:table-cell>
        </table:table-row>
        <table:table-row>
          <table:table-cell table:style-name="Taula30.A2" office:value-type="string">
            <text:p text:style-name="P22">es.caib.regweb3.plugins.documentcustody.alfr<text:span text:style-name="T38">esco</text:span>.access.pass</text:p>
          </table:table-cell>
          <table:table-cell table:style-name="Taula30.B2" office:value-type="string">
            <text:p text:style-name="P22">Contrasenya associada a l'usuari de l'anterior camp.</text:p>
          </table:table-cell>
        </table:table-row>
        <table:table-row>
          <table:table-cell table:style-name="Taula30.A2" office:value-type="string">
            <text:p text:style-name="P22">es.caib.regweb3.plugins.documentcustody.alfr<text:span text:style-name="T38">esco</text:span>.acces.method</text:p>
          </table:table-cell>
          <table:table-cell table:style-name="Taula30.B2" office:value-type="string">
            <text:p text:style-name="P22">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2">es.caib.regweb3.plugins.documentcustody.alfr<text:span text:style-name="T38">esco</text:span>.baseurl</text:p>
          </table:table-cell>
          <table:table-cell table:style-name="Taula30.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22">http://localhost:8080/cu stodia/index.jsp?custodyID={1}</text:span></text:p>
          </table:table-cell>
        </table:table-row>
        <table:table-row>
          <table:table-cell table:style-name="Taula30.A2" office:value-type="string">
            <text:p text:style-name="P22">es.caib.regweb3.plugins.documentcustody.alfr<text:span text:style-name="T38">esco</text:span>.algorithm</text:p>
          </table:table-cell>
          <table:table-cell table:style-name="Taula30.B2" office:value-type="string">
            <text:p text:style-name="P22">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2">es.caib.regweb3.plugins.documentcustody.alfr<text:span text:style-name="T38">esco</text:span>.password</text:p>
          </table:table-cell>
          <table:table-cell table:style-name="Taula30.B2" office:value-type="string">
            <text:p text:style-name="P35">Opcional. <text:span text:style-name="T28">Configuració per generar Hash de la baseurl quan {2}</text:span> </text:p>
          </table:table-cell>
        </table:table-row>
        <table:table-row>
          <table:table-cell table:style-name="Taula30.A2" office:value-type="string">
            <text:p text:style-name="P43">es.caib.regweb3.plugins.documentcustody.alfresco.baseurl_expressionlanguage</text:p>
          </table:table-cell>
          <table:table-cell table:style-name="Taula30.B2" office:value-type="string">
            <text:p text:style-name="P43">Opcional. Servei Millorat per generar la URL de Custodia emprant EL. Variables adicionals: validationUrl_custodyID, validationUrl_custodyID_URLEncode i validationUrl_custodyID_Hash</text:p>
            <text:p text:style-name="P43"><text:soft-page-break/>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43">es.caib.regweb3.plugins.documentcustody.alfresco.specialValue_EL</text:p>
          </table:table-cell>
          <table:table-cell table:style-name="Taula30.B2" office:value-type="string">
            <text:p text:style-name="P43">Opcional. Su no definit retorna custodyID. Exemple: <text:span text:style-name="T22">${registre.id}</text:span></text:p>
          </table:table-cell>
        </table:table-row>
        <table:table-row>
          <table:table-cell table:style-name="Taula30.A2" office:value-type="string">
            <text:p text:style-name="P43">es.caib.regweb3.plugins.documentcustody.alfresco.generate_custodyid_expressionlanguage</text:p>
          </table:table-cell>
          <table:table-cell table:style-name="Taula30.B2" office:value-type="string">
            <text:p text:style-name="P43">Opcional. Serveix per generar els CustodyID a partir d'una EL. Exemple: <text:span text:style-name="T22">${registre.id}</text:span></text:p>
          </table:table-cell>
        </table:table-row>
        <table:table-row>
          <table:table-cell table:style-name="Taula30.A2" office:value-type="string">
            <text:p text:style-name="P43">es.caib.regweb3.plugins.documentcustody.alfresco.folder_expressionlanguage</text:p>
          </table:table-cell>
          <table:table-cell table:style-name="Taula30.B2" office:value-type="string">
            <text:p text:style-name="P43">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43">es.caib.regweb3.plugins.documentcustody.alfresco.automaticmetadata_items</text:p>
          </table:table-cell>
          <table:table-cell table:style-name="Taula30.B2" office:value-type="string">
            <text:p text:style-name="P43">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43">es.caib.regweb3.plugins.documentcustody.alfresco.automatic_metadata.22.name</text:p>
          </table:table-cell>
          <table:table-cell table:style-name="Taula30.B2" office:value-type="string">
            <text:p text:style-name="P35">Se pot emprar perquè s’ha definit dins automaticmetadata_items. Exemple: <text:span text:style-name="T22">eni:origen</text:span></text:p>
          </table:table-cell>
        </table:table-row>
        <table:table-row>
          <table:table-cell table:style-name="Taula30.A2" office:value-type="string">
            <text:p text:style-name="P43">es.caib.regweb3.plugins.documentcustody.alfresco.automatic_metadata.22.valueEL</text:p>
          </table:table-cell>
          <table:table-cell table:style-name="Taula30.B2" office:value-type="string">
            <text:p text:style-name="P35">Se pot emprar perquè s’ha definit dins automaticmetadata_items. Exemple: <text:span text:style-name="T22">${registre.origen}</text:span></text:p>
          </table:table-cell>
        </table:table-row>
      </table:table>
      <text:p text:style-name="P86"/>
      <text:h text:style-name="Heading_20_4" text:outline-level="4">Plugin de Custòdia Documental d'annexes via FileSystem</text:h>
      <text:p text:style-name="P83">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14">Tipus:</text:p>
          </table:table-cell>
        </table:table-row>
        <table:table-row>
          <table:table-cell table:style-name="Tabla34.A2" office:value-type="string">
            <text:p text:style-name="P22">Custòdia</text:p>
          </table:table-cell>
        </table:table-row>
      </table:table>
      <text:p text:style-name="P86"/>
      <table:table table:name="Tabla35" table:style-name="Tabla35">
        <table:table-column table:style-name="Tabla35.A"/>
        <table:table-row>
          <table:table-cell table:style-name="Tabla35.A1" office:value-type="string">
            <text:p text:style-name="P114">Nom:</text:p>
          </table:table-cell>
        </table:table-row>
        <table:table-row>
          <table:table-cell table:style-name="Tabla35.A2" office:value-type="string">
            <text:p text:style-name="P22">Custòdia</text:p>
          </table:table-cell>
        </table:table-row>
      </table:table>
      <text:p text:style-name="P86"/>
      <table:table table:name="Tabla54" table:style-name="Tabla54">
        <table:table-column table:style-name="Tabla54.A"/>
        <table:table-row>
          <table:table-cell table:style-name="Tabla54.A1" office:value-type="string">
            <text:p text:style-name="P114">Descripció:</text:p>
          </table:table-cell>
        </table:table-row>
        <table:table-row>
          <table:table-cell table:style-name="Tabla54.A2" office:value-type="string">
            <text:p text:style-name="P22">Custòdia de documents</text:p>
          </table:table-cell>
        </table:table-row>
      </table:table>
      <text:p text:style-name="P86"/>
      <table:table table:name="Tabla36" table:style-name="Tabla36">
        <table:table-column table:style-name="Tabla36.A"/>
        <table:table-row>
          <table:table-cell table:style-name="Tabla36.A1" office:value-type="string">
            <text:p text:style-name="P114">Classe Java:</text:p>
          </table:table-cell>
        </table:table-row>
        <table:table-row>
          <table:table-cell table:style-name="Tabla36.A2" office:value-type="string">
            <text:p text:style-name="P22">org.fundaciobit.plugins.documentcustody.filesystem.FileSystemDocumentCustodyPlugin</text:p>
          </table:table-cell>
        </table:table-row>
      </table:table>
      <text:p text:style-name="P86"/>
      <table:table table:name="Tabla39" table:style-name="Tabla39">
        <table:table-column table:style-name="Tabla39.A"/>
        <table:table-column table:style-name="Tabla39.B"/>
        <table:table-row>
          <table:table-cell table:style-name="Tabla39.A1" table:number-columns-spanned="2" office:value-type="string">
            <text:p text:style-name="P114">Propietats:</text:p>
          </table:table-cell>
          <table:covered-table-cell/>
        </table:table-row>
        <table:table-row>
          <table:table-cell table:style-name="Tabla39.A2" office:value-type="string">
            <text:p text:style-name="P22">es.caib.regweb3.plugins.documentcustody.filesystem.prefix</text:p>
          </table:table-cell>
          <table:table-cell table:style-name="Tabla39.B2" office:value-type="string">
            <text:p text:style-name="P22">Opcional. Prefixe que afegeix als <text:soft-page-break/>fitxers quan els guarda en sistema de fitxers.</text:p>
          </table:table-cell>
        </table:table-row>
        <table:table-row>
          <table:table-cell table:style-name="Tabla39.A2" office:value-type="string">
            <text:p text:style-name="P22">es.caib.regweb3.plugins.documentcustody.filesystem.basedir</text:p>
          </table:table-cell>
          <table:table-cell table:style-name="Tabla39.B2" office:value-type="string">
            <text:p text:style-name="P22">Ruta de la carpeta on se guardaran físicament els fitxers dels annexes.</text:p>
          </table:table-cell>
        </table:table-row>
        <table:table-row>
          <table:table-cell table:style-name="Tabla39.A2" office:value-type="string">
            <text:p text:style-name="P22">es.caib.regweb3.plugins.documentcustody.filesystem.baseurl</text:p>
          </table:table-cell>
          <table:table-cell table:style-name="Tabla39.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22">http://localhost:8080/cu stodia/index.jsp?custodyID={1}</text:span></text:p>
          </table:table-cell>
        </table:table-row>
        <table:table-row>
          <table:table-cell table:style-name="Tabla39.A2" office:value-type="string">
            <text:p text:style-name="P22">es.caib.regweb3.plugins.documentcustody.filesystem.algorithm</text:p>
          </table:table-cell>
          <table:table-cell table:style-name="Tabla39.B2" office:value-type="string">
            <text:p text:style-name="P22">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2">es.caib.regweb3.plugins.documentcustody.filesystem.password</text:p>
          </table:table-cell>
          <table:table-cell table:style-name="Tabla39.B2" office:value-type="string">
            <text:p text:style-name="P35">Opcional. <text:span text:style-name="T28">Configuració per generar Hash de la baseurl quan {2}</text:span> </text:p>
          </table:table-cell>
        </table:table-row>
        <table:table-row>
          <table:table-cell table:style-name="Tabla39.A2" office:value-type="string">
            <text:p text:style-name="P43">es.caib.regweb3.plugins.documentcustody.filesystem.baseurl_expressionlanguage</text:p>
          </table:table-cell>
          <table:table-cell table:style-name="Tabla39.B2" office:value-type="string">
            <text:p text:style-name="P43">Opcional. Servei Millorat per generar la URL de Custodia emprant EL. Variables adicionals: validationUrl_custodyID, validationUrl_custodyID_URLEncode i validationUrl_custodyID_Hash</text:p>
            <text:p text:style-name="P43">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43">es.caib.regweb3.plugins.documentcustody.filesystem.specialValue_EL</text:p>
          </table:table-cell>
          <table:table-cell table:style-name="Tabla39.B2" office:value-type="string">
            <text:p text:style-name="P43">Opcional. Su no definit retorna custodyID. Exemple: <text:span text:style-name="T22">${registre.id}</text:span></text:p>
          </table:table-cell>
        </table:table-row>
        <table:table-row>
          <table:table-cell table:style-name="Tabla39.A2" office:value-type="string">
            <text:p text:style-name="P43">es.caib.regweb3.plugins.documentcustody.filesystem.generate_custodyid_expressionlanguage</text:p>
          </table:table-cell>
          <table:table-cell table:style-name="Tabla39.B2" office:value-type="string">
            <text:p text:style-name="P43">Opcional. Serveix per generar els CustodyID a partir d'una EL. Exemple: <text:span text:style-name="T22">${registre.id}</text:span></text:p>
          </table:table-cell>
        </table:table-row>
        <table:table-row>
          <table:table-cell table:style-name="Tabla39.A2" office:value-type="string">
            <text:p text:style-name="P43">es.caib.regweb3.plugins.documentcustody.filesystem.folder_expressionlanguage</text:p>
          </table:table-cell>
          <table:table-cell table:style-name="Tabla39.B2" office:value-type="string">
            <text:p text:style-name="P43">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43">es.caib.regweb3.plugins.documentcustody.filesystem.automaticmetadata_items</text:p>
          </table:table-cell>
          <table:table-cell table:style-name="Tabla39.B2" office:value-type="string">
            <text:p text:style-name="P43">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43">es.caib.regweb3.plugins.documentcustody.filesystem.automatic_metadata.22.name</text:p>
          </table:table-cell>
          <table:table-cell table:style-name="Tabla39.B2" office:value-type="string">
            <text:p text:style-name="P35">Se pot emprar perquè s’ha definit dins automaticmetadata_items. Exemple: <text:span text:style-name="T22">eni:origen</text:span></text:p>
          </table:table-cell>
        </table:table-row>
        <table:table-row>
          <table:table-cell table:style-name="Tabla39.A2" office:value-type="string">
            <text:p text:style-name="P43">es.caib.regweb3.plugins.documentcustody.filesystem.automatic_metadata.22.valueEL</text:p>
          </table:table-cell>
          <table:table-cell table:style-name="Tabla39.B2" office:value-type="string">
            <text:p text:style-name="P35">Se pot emprar perquè s’ha definit dins automaticmetadata_items. Exemple: <text:span text:style-name="T22">${registre.origen}</text:span></text:p>
          </table:table-cell>
        </table:table-row>
      </table:table>
      <text:p text:style-name="P88"/>
      <text:p text:style-name="P88"/>
      <text:h text:style-name="P147" text:outline-level="3">Plugin de Custòdia Documental pels Justificants</text:h>
      <text:p text:style-name="P102">Aquest plugin serveix pel mateix que per l'anterior, guardar físicament els fitxers dels annexes que ens arriben i enviam amb els registres, però en aquest cas només és per guardar els justificants que genera Regweb3 per un registre.</text:p>
      <text:p text:style-name="P102">Les opcions són les mateixes que a l'apartat anterior (Alfresco i File System) i les propietats de <text:soft-page-break/>cada un d'ells són idèntiques. Només canvia el Tipus i el Nom del plugin, que s'han de definir així: </text:p>
      <text:p text:style-name="P86"/>
      <table:table table:name="Tabla40" table:style-name="Tabla40">
        <table:table-column table:style-name="Tabla40.A"/>
        <table:table-row>
          <table:table-cell table:style-name="Tabla40.A1" office:value-type="string">
            <text:p text:style-name="P114">Tipus:</text:p>
          </table:table-cell>
        </table:table-row>
        <table:table-row>
          <table:table-cell table:style-name="Tabla40.A2" office:value-type="string">
            <text:p text:style-name="P22">Custòdia-Justificant</text:p>
          </table:table-cell>
        </table:table-row>
      </table:table>
      <text:p text:style-name="P86"/>
      <table:table table:name="Taula31" table:style-name="Taula31">
        <table:table-column table:style-name="Taula31.A"/>
        <table:table-row>
          <table:table-cell table:style-name="Taula31.A1" office:value-type="string">
            <text:p text:style-name="P114">Nom:</text:p>
          </table:table-cell>
        </table:table-row>
        <table:table-row>
          <table:table-cell table:style-name="Taula31.A2" office:value-type="string">
            <text:p text:style-name="P22">Custòdia-Justificant</text:p>
          </table:table-cell>
        </table:table-row>
      </table:table>
      <text:p text:style-name="P86"/>
      <table:table table:name="Tabla53" table:style-name="Tabla53">
        <table:table-column table:style-name="Tabla53.A"/>
        <table:table-row>
          <table:table-cell table:style-name="Tabla53.A1" office:value-type="string">
            <text:p text:style-name="P114">Descripció:</text:p>
          </table:table-cell>
        </table:table-row>
        <table:table-row>
          <table:table-cell table:style-name="Tabla53.A2" office:value-type="string">
            <text:p text:style-name="P22">Custòdia de justificants</text:p>
          </table:table-cell>
        </table:table-row>
      </table:table>
      <text:p text:style-name="P96"/>
      <text:p text:style-name="P82"/>
      <text:h text:style-name="P172" text:outline-level="2">Plugins per a cada entitat</text:h>
      <text:p text:style-name="P83">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86"/>
      <text:h text:style-name="P148" text:outline-level="3">Plugin per generar Justificant</text:h>
      <text:p text:style-name="P83">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86">És el plugin que es configura per defecte quan es crea una nova entitat.</text:p>
      <table:table table:name="Tabla41" table:style-name="Tabla41">
        <table:table-column table:style-name="Tabla41.A"/>
        <table:table-row>
          <table:table-cell table:style-name="Tabla41.A1" office:value-type="string">
            <text:p text:style-name="P114">Tipus:</text:p>
          </table:table-cell>
        </table:table-row>
        <table:table-row>
          <table:table-cell table:style-name="Tabla41.A2" office:value-type="string">
            <text:p text:style-name="P22">Justificant</text:p>
          </table:table-cell>
        </table:table-row>
      </table:table>
      <text:p text:style-name="P86"/>
      <table:table table:name="Tabla42" table:style-name="Tabla42">
        <table:table-column table:style-name="Tabla42.A"/>
        <table:table-row>
          <table:table-cell table:style-name="Tabla42.A1" office:value-type="string">
            <text:p text:style-name="P114">Nom:</text:p>
          </table:table-cell>
        </table:table-row>
        <table:table-row>
          <table:table-cell table:style-name="Tabla42.A2" office:value-type="string">
            <text:p text:style-name="P22">Justificant</text:p>
          </table:table-cell>
        </table:table-row>
      </table:table>
      <text:p text:style-name="P86"/>
      <table:table table:name="Tabla51" table:style-name="Tabla51">
        <table:table-column table:style-name="Tabla51.A"/>
        <table:table-row>
          <table:table-cell table:style-name="Tabla51.A1" office:value-type="string">
            <text:p text:style-name="P114">Descripció:</text:p>
          </table:table-cell>
        </table:table-row>
        <table:table-row>
          <table:table-cell table:style-name="Tabla51.A2" office:value-type="string">
            <text:p text:style-name="P22">Implementació bàsica per a generar el justificant SIR dels registres</text:p>
          </table:table-cell>
        </table:table-row>
      </table:table>
      <text:p text:style-name="P86"/>
      <table:table table:name="Tabla43" table:style-name="Tabla43">
        <table:table-column table:style-name="Tabla43.A"/>
        <table:table-row>
          <table:table-cell table:style-name="Tabla43.A1" office:value-type="string">
            <text:p text:style-name="P114">Classe Java:</text:p>
          </table:table-cell>
        </table:table-row>
        <table:table-row>
          <table:table-cell table:style-name="Tabla43.A2" office:value-type="string">
            <text:p text:style-name="P32"><text:span text:style-name="T11">org.fundaciobit.plugins.justificante.mock</text:span><text:span text:style-name="T39">.</text:span><text:span text:style-name="T31">JustificanteMockPlugin</text:span><text:span text:style-name="T32"> </text:span></text:p>
          </table:table-cell>
        </table:table-row>
      </table:table>
      <text:p text:style-name="P86"><text:soft-page-break/></text:p>
      <table:table table:name="Tabla44" table:style-name="Tabla44">
        <table:table-column table:style-name="Tabla44.A"/>
        <table:table-column table:style-name="Tabla44.B"/>
        <table:table-row>
          <table:table-cell table:style-name="Tabla44.A1" table:number-columns-spanned="2" office:value-type="string">
            <text:p text:style-name="P114">Propietats:</text:p>
          </table:table-cell>
          <table:covered-table-cell/>
        </table:table-row>
        <table:table-row>
          <table:table-cell table:style-name="Tabla44.A2" office:value-type="string">
            <text:p text:style-name="P35">es.caib.regweb3.plugins.justificante.mock.declaracion.es</text:p>
          </table:table-cell>
          <table:table-cell table:style-name="Tabla44.A1" office:value-type="string">
            <text:p text:style-name="P22">Missatge en castellà per l'apartat de declaració. Exemple: <text:span text:style-name="T22">declara que las imágenes electrónicas adjuntas...</text:span></text:p>
          </table:table-cell>
        </table:table-row>
        <table:table-row>
          <table:table-cell table:style-name="Tabla44.A3" office:value-type="string">
            <text:p text:style-name="P35">es.caib.regweb3.plugins.justificante.mock.declaracion.ca</text:p>
          </table:table-cell>
          <table:table-cell table:style-name="Tabla44.B3" office:value-type="string">
            <text:p text:style-name="P22">Missatge en català per l'apartat de declaració. Exemple: <text:span text:style-name="T22">declara que les imatges electròniques adjuntes...</text:span></text:p>
          </table:table-cell>
        </table:table-row>
        <table:table-row>
          <table:table-cell table:style-name="Tabla44.A3" office:value-type="string">
            <text:p text:style-name="P35">es.caib.regweb3.plugins.justificante.mock.ley.es</text:p>
          </table:table-cell>
          <table:table-cell table:style-name="Tabla44.B3" office:value-type="string">
            <text:p text:style-name="P22">Missatge en castellà per l'apartat de llei. Exemple: <text:span text:style-name="T22">El registro realizado está amparado...</text:span></text:p>
          </table:table-cell>
        </table:table-row>
        <table:table-row>
          <table:table-cell table:style-name="Tabla44.A3" office:value-type="string">
            <text:p text:style-name="P35">es.caib.regweb3.plugins.justificante.mock.ley.ca</text:p>
          </table:table-cell>
          <table:table-cell table:style-name="Tabla44.B3" office:value-type="string">
            <text:p text:style-name="P22">Missatge en català per l'apartat de llei. Exemple: <text:span text:style-name="T22">El registre realitzat està amparat...</text:span></text:p>
          </table:table-cell>
        </table:table-row>
        <table:table-row>
          <table:table-cell table:style-name="Tabla44.A3" office:value-type="string">
            <text:p text:style-name="P35">es.caib.regweb3.plugins.justificante.mock.validez.es</text:p>
          </table:table-cell>
          <table:table-cell table:style-name="Tabla44.B3" office:value-type="string">
            <text:p text:style-name="P22">Missatge en castellà per l'apartat de validesa. Exemple: <text:span text:style-name="T22">El presente justificante tiene validez ...</text:span></text:p>
          </table:table-cell>
        </table:table-row>
        <table:table-row>
          <table:table-cell table:style-name="Tabla44.A3" office:value-type="string">
            <text:p text:style-name="P35">es.caib.regweb3.plugins.justificante.mock.validez.ca</text:p>
          </table:table-cell>
          <table:table-cell table:style-name="Tabla44.B3" office:value-type="string">
            <text:p text:style-name="P22">Missatge en català per l'apartat de validesa. Exemple: <text:span text:style-name="T22">El present justificant té validesa...</text:span></text:p>
          </table:table-cell>
        </table:table-row>
        <table:table-row>
          <table:table-cell table:style-name="Tabla44.A3" office:value-type="string">
            <text:p text:style-name="P22">es.caib.regweb3.plugins.justificante.mock.logoPath</text:p>
          </table:table-cell>
          <table:table-cell table:style-name="Tabla44.B3" office:value-type="string">
            <text:p text:style-name="P22">Ruta on està el logo de l'entitat. Exemple: <text:span text:style-name="T22">D:/xxxx/goib-05.png</text:span></text:p>
          </table:table-cell>
        </table:table-row>
      </table:table>
      <text:p text:style-name="P86"/>
      <text:p text:style-name="P86"/>
      <text:h text:style-name="P148" text:outline-level="3">Plugin de PostProcés</text:h>
      <text:p text:style-name="P83">És l'encarregat d'enviar el registre amb tota la seva informació al lloc que se li configuri cada vegada que es crea, edita, afegeixen annexes i/o interessats.</text:p>
      <text:h text:style-name="Heading_20_4" text:outline-level="4">Plugin de PostProcés</text:h>
      <text:p text:style-name="P86">És el plugin que es configura per defecte quan es crea una nova entitat.</text:p>
      <table:table table:name="Tabla58" table:style-name="Tabla58">
        <table:table-column table:style-name="Tabla58.A"/>
        <table:table-row>
          <table:table-cell table:style-name="Tabla58.A1" office:value-type="string">
            <text:p text:style-name="P114">Tipus:</text:p>
          </table:table-cell>
        </table:table-row>
        <table:table-row>
          <table:table-cell table:style-name="Tabla58.A2" office:value-type="string">
            <text:p text:style-name="P22">PostProceso</text:p>
          </table:table-cell>
        </table:table-row>
      </table:table>
      <text:p text:style-name="P86"/>
      <table:table table:name="Tabla59" table:style-name="Tabla59">
        <table:table-column table:style-name="Tabla59.A"/>
        <table:table-row>
          <table:table-cell table:style-name="Tabla59.A1" office:value-type="string">
            <text:p text:style-name="P114">Nom:</text:p>
          </table:table-cell>
        </table:table-row>
        <table:table-row>
          <table:table-cell table:style-name="Tabla59.A2" office:value-type="string">
            <text:p text:style-name="P22">PostProcés</text:p>
          </table:table-cell>
        </table:table-row>
      </table:table>
      <text:p text:style-name="P86"/>
      <table:table table:name="Tabla60" table:style-name="Tabla60">
        <table:table-column table:style-name="Tabla60.A"/>
        <table:table-row>
          <table:table-cell table:style-name="Tabla60.A1" office:value-type="string">
            <text:p text:style-name="P114">Descripció:</text:p>
          </table:table-cell>
        </table:table-row>
        <table:table-row>
          <table:table-cell table:style-name="Tabla60.A2" office:value-type="string">
            <text:p text:style-name="P22">Implementació base del plugin, no fa cap acció.</text:p>
          </table:table-cell>
        </table:table-row>
      </table:table>
      <text:p text:style-name="P86"><text:soft-page-break/></text:p>
      <table:table table:name="Tabla61" table:style-name="Tabla61">
        <table:table-column table:style-name="Tabla61.A"/>
        <table:table-row>
          <table:table-cell table:style-name="Tabla61.A1" office:value-type="string">
            <text:p text:style-name="P114">Classe Java:</text:p>
          </table:table-cell>
        </table:table-row>
        <table:table-row>
          <table:table-cell table:style-name="Tabla61.A2" office:value-type="string">
            <text:p text:style-name="P41">es.caib.regweb3.plugins.postproceso.mock.PostProcesoMockPlugin</text:p>
          </table:table-cell>
        </table:table-row>
      </table:table>
      <text:p text:style-name="P86"/>
      <table:table table:name="Tabla62" table:style-name="Tabla62">
        <table:table-column table:style-name="Tabla62.A"/>
        <table:table-row>
          <table:table-cell table:style-name="Tabla62.A1" office:value-type="string">
            <text:p text:style-name="P114">Propietats: <text:span text:style-name="T13">No té propietats definides</text:span></text:p>
          </table:table-cell>
        </table:table-row>
      </table:table>
      <text:p text:style-name="P86"/>
      <text:p text:style-name="P86"/>
      <text:h text:style-name="Heading_20_3" text:outline-level="3">Plugin de Distribució</text:h>
      <text:p text:style-name="P102">El Plugin de Distribució és l'encarregat de distribuir la informació d'un assentament registral a un sistema extern per tal de poder continuar amb la seva tramitació.</text:p>
      <text:h text:style-name="Heading_20_4" text:outline-level="4">Plugin de Distribució</text:h>
      <text:p text:style-name="P86">És el plugin que es configura per defecte quan es crea una nova entitat.</text:p>
      <table:table table:name="Tabla11" table:style-name="Tabla11">
        <table:table-column table:style-name="Tabla11.A"/>
        <table:table-row>
          <table:table-cell table:style-name="Tabla11.A1" office:value-type="string">
            <text:p text:style-name="P114">Tipus:</text:p>
          </table:table-cell>
        </table:table-row>
        <table:table-row>
          <table:table-cell table:style-name="Tabla11.A2" office:value-type="string">
            <text:p text:style-name="P22">Distribución</text:p>
          </table:table-cell>
        </table:table-row>
      </table:table>
      <text:p text:style-name="P86"/>
      <table:table table:name="Tabla15" table:style-name="Tabla15">
        <table:table-column table:style-name="Tabla15.A"/>
        <table:table-row>
          <table:table-cell table:style-name="Tabla15.A1" office:value-type="string">
            <text:p text:style-name="P114">Nom:</text:p>
          </table:table-cell>
        </table:table-row>
        <table:table-row>
          <table:table-cell table:style-name="Tabla15.A2" office:value-type="string">
            <text:p text:style-name="P22">Distribució</text:p>
          </table:table-cell>
        </table:table-row>
      </table:table>
      <text:p text:style-name="P86"/>
      <table:table table:name="Tabla64" table:style-name="Tabla64">
        <table:table-column table:style-name="Tabla64.A"/>
        <table:table-row>
          <table:table-cell table:style-name="Tabla64.A1" office:value-type="string">
            <text:p text:style-name="P114">Descripció:</text:p>
          </table:table-cell>
        </table:table-row>
        <table:table-row>
          <table:table-cell table:style-name="Tabla64.A2" office:value-type="string">
            <text:p text:style-name="P22">Implementació base del plugin, canvia l'estat d'un registre a Distribuït</text:p>
          </table:table-cell>
        </table:table-row>
      </table:table>
      <text:p text:style-name="P86"/>
      <table:table table:name="Tabla65" table:style-name="Tabla65">
        <table:table-column table:style-name="Tabla65.A"/>
        <table:table-row>
          <table:table-cell table:style-name="Tabla65.A1" office:value-type="string">
            <text:p text:style-name="P114">Classe Java:</text:p>
          </table:table-cell>
        </table:table-row>
        <table:table-row>
          <table:table-cell table:style-name="Tabla65.A2" office:value-type="string">
            <text:p text:style-name="P41">es.caib.regweb3.plugins.distribucion.mock.DistribucionMockPlugin</text:p>
          </table:table-cell>
        </table:table-row>
      </table:table>
      <text:p text:style-name="P86"/>
      <table:table table:name="Tabla66" table:style-name="Tabla66">
        <table:table-column table:style-name="Tabla66.A"/>
        <table:table-row>
          <table:table-cell table:style-name="Tabla66.A1" office:value-type="string">
            <text:p text:style-name="P114">Propietats: <text:span text:style-name="T13">No té propietats definides</text:span></text:p>
          </table:table-cell>
        </table:table-row>
      </table:table>
      <text:p text:style-name="P86"/>
      <text:p text:style-name="P86"/>
      <text:h text:style-name="Heading_20_3" text:outline-level="3">Plugin de Firma en servidor</text:h>
      <text:p text:style-name="P102">La Firma en servidor s'empra en les entitats que puguin fer registres cap a SIR, ja que ha de firmar tots els annexes que s'enviïn. Només farà falta definir-lo a les entitats marcades com a SIR.</text:p>
      <text:p text:style-name="P83">Es poden triar dues implementacions: </text:p>
      <text:h text:style-name="Heading_20_4" text:outline-level="4"><text:soft-page-break/>Plugin de <text:span text:style-name="T3">Firma en servidor Afirma</text:span></text:h>
      <text:p text:style-name="P86">És el plugin que es configura per defecte quan es crea una nova entitat.</text:p>
      <table:table table:name="Tabla67" table:style-name="Tabla67">
        <table:table-column table:style-name="Tabla67.A"/>
        <table:table-row>
          <table:table-cell table:style-name="Tabla67.A1" office:value-type="string">
            <text:p text:style-name="P114">Tipus:</text:p>
          </table:table-cell>
        </table:table-row>
        <table:table-row>
          <table:table-cell table:style-name="Tabla67.A2" office:value-type="string">
            <text:p text:style-name="P22">Firma Servidor</text:p>
          </table:table-cell>
        </table:table-row>
      </table:table>
      <text:p text:style-name="P86"/>
      <table:table table:name="Tabla68" table:style-name="Tabla68">
        <table:table-column table:style-name="Tabla68.A"/>
        <table:table-row>
          <table:table-cell table:style-name="Tabla68.A1" office:value-type="string">
            <text:p text:style-name="P114">Nom:</text:p>
          </table:table-cell>
        </table:table-row>
        <table:table-row>
          <table:table-cell table:style-name="Tabla68.A2" office:value-type="string">
            <text:p text:style-name="P22">Firma en servidor</text:p>
          </table:table-cell>
        </table:table-row>
      </table:table>
      <text:p text:style-name="P86"/>
      <table:table table:name="Tabla69" table:style-name="Tabla69">
        <table:table-column table:style-name="Tabla69.A"/>
        <table:table-row>
          <table:table-cell table:style-name="Tabla69.A1" office:value-type="string">
            <text:p text:style-name="P114">Descripció:</text:p>
          </table:table-cell>
        </table:table-row>
        <table:table-row>
          <table:table-cell table:style-name="Tabla69.A2" office:value-type="string">
            <text:p text:style-name="P22">Firma en servidor amb @firma</text:p>
          </table:table-cell>
        </table:table-row>
      </table:table>
      <text:p text:style-name="P86"/>
      <table:table table:name="Tabla70" table:style-name="Tabla70">
        <table:table-column table:style-name="Tabla70.A"/>
        <table:table-row>
          <table:table-cell table:style-name="Tabla70.A1" office:value-type="string">
            <text:p text:style-name="P114">Classe Java:</text:p>
          </table:table-cell>
        </table:table-row>
        <table:table-row>
          <table:table-cell table:style-name="Tabla70.A2" office:value-type="string">
            <text:p text:style-name="P41">org.fundaciobit.plugins.signatureserver.afirmaserver.AfirmaServerSignatureServerPlugin</text:p>
          </table:table-cell>
        </table:table-row>
      </table:table>
      <text:p text:style-name="P86"/>
      <table:table table:name="Tabla71" table:style-name="Tabla71">
        <table:table-column table:style-name="Tabla71.A"/>
        <table:table-column table:style-name="Tabla71.B"/>
        <table:table-row>
          <table:table-cell table:style-name="Tabla71.A1" table:number-columns-spanned="2" office:value-type="string">
            <text:p text:style-name="P114">Propietats:</text:p>
          </table:table-cell>
          <table:covered-table-cell/>
        </table:table-row>
        <table:table-row>
          <table:table-cell table:style-name="Tabla71.A2" office:value-type="string">
            <text:p text:style-name="P22">es.caib.regweb3.plugins.signatureserver.afirmaserver.applicationID</text:p>
          </table:table-cell>
          <table:table-cell table:style-name="Tabla71.B2" office:value-type="string">
            <text:p text:style-name="P25">Identificador de l'aplicació.</text:p>
          </table:table-cell>
        </table:table-row>
        <table:table-row>
          <table:table-cell table:style-name="Tabla71.A2" office:value-type="string">
            <text:p text:style-name="P35">es.caib.regweb3.plugins.signatureserver.afirmaserver.applicationID_TimeStamp</text:p>
          </table:table-cell>
          <table:table-cell table:style-name="Tabla71.B2" office:value-type="string">
            <text:p text:style-name="P22"><text:span text:style-name="T37">Propietat opcional. Serveix per fer firmes amb segell de temps. Exemple:</text:span><text:span text:style-name="T22"> Con TimeStamp</text:span></text:p>
          </table:table-cell>
        </table:table-row>
        <table:table-row>
          <table:table-cell table:style-name="Tabla71.A2" office:value-type="string">
            <text:p text:style-name="P35">es.caib.regweb3.plugins.signatureserver.afirmaserver.defaultAliasCertificate</text:p>
          </table:table-cell>
          <table:table-cell table:style-name="Tabla71.B2" office:value-type="string">
            <text:p text:style-name="P25">Sistema de selecció del certificat amb el que firmar. S'utilitza si signaturesSet.getCommonInfoSignature().getUsername() es null</text:p>
          </table:table-cell>
        </table:table-row>
        <table:table-row>
          <table:table-cell table:style-name="Tabla71.A2" office:value-type="string">
            <text:p text:style-name="P35">es.caib.regweb3.plugins.signatureserver.afirmaserver.TransformersTemplatesPath</text:p>
          </table:table-cell>
          <table:table-cell table:style-name="Tabla71.B2" office:value-type="string">
            <text:p text:style-name="P25">Ruta pels templates.</text:p>
          </table:table-cell>
        </table:table-row>
        <table:table-row>
          <table:table-cell table:style-name="Tabla71.A2" office:value-type="string">
            <text:p text:style-name="P35">es.caib.regweb3.plugins.signatureserver.afirmaserver.endpoint</text:p>
          </table:table-cell>
          <table:table-cell table:style-name="Tabla71.B2" office:value-type="string">
            <text:p text:style-name="P25">Propietats de comunicació amb el repositori de serveis. </text:p>
          </table:table-cell>
        </table:table-row>
        <table:table-row>
          <table:table-cell table:style-name="Tabla71.A2" office:value-type="string">
            <text:p text:style-name="P35">es.caib.regweb3.plugins.signatureserver.afirmaserver.authorization.username</text:p>
          </table:table-cell>
          <table:table-cell table:style-name="Tabla71.B2" office:value-type="string">
            <text:p text:style-name="P25">Nom d'usuari del token.</text:p>
          </table:table-cell>
        </table:table-row>
        <table:table-row>
          <table:table-cell table:style-name="Tabla71.A2" office:value-type="string">
            <text:p text:style-name="P35">es.caib.regweb3.plugins.signatureserver.afirmaserver.authorization.password</text:p>
          </table:table-cell>
          <table:table-cell table:style-name="Tabla71.B2" office:value-type="string">
            <text:p text:style-name="P25">Password del token.</text:p>
          </table:table-cell>
        </table:table-row>
        <table:table-row>
          <table:table-cell table:style-name="Tabla71.A2" office:value-type="string">
            <text:p text:style-name="P22">es.caib.regweb3.plugins.signatureserver.afirmaserver.authorization.ks.path</text:p>
          </table:table-cell>
          <table:table-cell table:style-name="Tabla71.B2" office:value-type="string">
            <text:p text:style-name="P25">Ruta del keystore de certificat. Exemple: <text:span text:style-name="T22">/xxx/keystore.jks</text:span></text:p>
          </table:table-cell>
        </table:table-row>
        <table:table-row>
          <table:table-cell table:style-name="Tabla71.A2" office:value-type="string">
            <text:p text:style-name="P22">es.caib.regweb3.plugins.signatureserver.afirmaserver.authorization.ks.type</text:p>
          </table:table-cell>
          <table:table-cell table:style-name="Tabla71.B2" office:value-type="string">
            <text:p text:style-name="P25">Tipus de keystore. Exemple: <text:span text:style-name="T22">jks</text:span></text:p>
          </table:table-cell>
        </table:table-row>
        <table:table-row>
          <table:table-cell table:style-name="Tabla71.A2" office:value-type="string">
            <text:p text:style-name="P22">es.caib.regweb3.plugins.signatureserver.afirmaserver.authorization.ks.password</text:p>
          </table:table-cell>
          <table:table-cell table:style-name="Tabla71.B2" office:value-type="string">
            <text:p text:style-name="P25">Password del keystore.</text:p>
          </table:table-cell>
        </table:table-row>
        <table:table-row>
          <table:table-cell table:style-name="Tabla71.A2" office:value-type="string">
            <text:p text:style-name="P22">es.caib.regweb3.plugins.signatureserver.afirmaserver.authorization.ks.cert.alias</text:p>
          </table:table-cell>
          <table:table-cell table:style-name="Tabla71.B2" office:value-type="string">
            <text:p text:style-name="P25">Alias del certificat del keystore.</text:p>
          </table:table-cell>
        </table:table-row>
        <table:table-row>
          <table:table-cell table:style-name="Tabla71.A2" office:value-type="string">
            <text:p text:style-name="P22">es.caib.regweb3.plugins.signatureserver.afirmaserver.authorization.ks.cert.password</text:p>
          </table:table-cell>
          <table:table-cell table:style-name="Tabla71.B2" office:value-type="string">
            <text:p text:style-name="P25">Password del certificat del keystore.</text:p>
          </table:table-cell>
        </table:table-row>
      </table:table>
      <text:p text:style-name="P86"/>
      <text:h text:style-name="Heading_20_4" text:outline-level="4"><text:soft-page-break/>Plugin de <text:span text:style-name="T3">Firma en servidor MiniApplet</text:span></text:h>
      <text:p text:style-name="P82"/>
      <table:table table:name="Tabla72" table:style-name="Tabla72">
        <table:table-column table:style-name="Tabla72.A"/>
        <table:table-row>
          <table:table-cell table:style-name="Tabla72.A1" office:value-type="string">
            <text:p text:style-name="P114">Tipus:</text:p>
          </table:table-cell>
        </table:table-row>
        <table:table-row>
          <table:table-cell table:style-name="Tabla72.A2" office:value-type="string">
            <text:p text:style-name="P22">Firma Servidor</text:p>
          </table:table-cell>
        </table:table-row>
      </table:table>
      <text:p text:style-name="P86"/>
      <table:table table:name="Tabla73" table:style-name="Tabla73">
        <table:table-column table:style-name="Tabla73.A"/>
        <table:table-row>
          <table:table-cell table:style-name="Tabla73.A1" office:value-type="string">
            <text:p text:style-name="P114">Nom:</text:p>
          </table:table-cell>
        </table:table-row>
        <table:table-row>
          <table:table-cell table:style-name="Tabla73.A2" office:value-type="string">
            <text:p text:style-name="P22">Firma en servidor</text:p>
          </table:table-cell>
        </table:table-row>
      </table:table>
      <text:p text:style-name="P86"/>
      <table:table table:name="Tabla74" table:style-name="Tabla74">
        <table:table-column table:style-name="Tabla74.A"/>
        <table:table-row>
          <table:table-cell table:style-name="Tabla74.A1" office:value-type="string">
            <text:p text:style-name="P114">Descripció:</text:p>
          </table:table-cell>
        </table:table-row>
        <table:table-row>
          <table:table-cell table:style-name="Tabla74.A2" office:value-type="string">
            <text:p text:style-name="P22">Firma en servidor mitjançant el MiniApplet</text:p>
          </table:table-cell>
        </table:table-row>
      </table:table>
      <text:p text:style-name="P86"/>
      <table:table table:name="Tabla75" table:style-name="Tabla75">
        <table:table-column table:style-name="Tabla75.A"/>
        <table:table-row>
          <table:table-cell table:style-name="Tabla75.A1" office:value-type="string">
            <text:p text:style-name="P114">Classe Java:</text:p>
          </table:table-cell>
        </table:table-row>
        <table:table-row>
          <table:table-cell table:style-name="Tabla75.A2" office:value-type="string">
            <text:p text:style-name="P41">org.fundaciobit.plugins.signatureserver.miniappletinserver.MiniAppletInServerSignatureServerPlugin</text:p>
          </table:table-cell>
        </table:table-row>
      </table:table>
      <text:p text:style-name="P86"/>
      <table:table table:name="Tabla76" table:style-name="Tabla76">
        <table:table-column table:style-name="Tabla76.A"/>
        <table:table-column table:style-name="Tabla76.B"/>
        <table:table-row>
          <table:table-cell table:style-name="Tabla76.A1" table:number-columns-spanned="2" office:value-type="string">
            <text:p text:style-name="P114">Propietats:</text:p>
          </table:table-cell>
          <table:covered-table-cell/>
        </table:table-row>
        <table:table-row>
          <table:table-cell table:style-name="Tabla76.A2" office:value-type="string">
            <text:p text:style-name="P22">es.caib.regweb3.plugins.signatureserver.miniappletinserver.base_dir</text:p>
          </table:table-cell>
          <table:table-cell table:style-name="Tabla76.B2" office:value-type="string">
            <text:p text:style-name="P25">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35">es.caib.regweb3.plugins.signatureserver.miniappletinserver.defaultAliasCertificate</text:p>
          </table:table-cell>
          <table:table-cell table:style-name="Tabla76.B2" office:value-type="string">
            <text:p text:style-name="P25">Nom de la carpeta que s'ha de crear just després de /SERVER_MINIAPPLETINSERVER/ i on hi tendrem els arxius fitxer_certificat<text:span text:style-name="T22">.p12</text:span> i el <text:span text:style-name="T22">cert.properties</text:span> .</text:p>
          </table:table-cell>
        </table:table-row>
      </table:table>
      <text:p text:style-name="P86"/>
      <text:p text:style-name="P86"/>
      <text:h text:style-name="Heading_20_3" text:outline-level="3">Plugin per definir l'Escàner</text:h>
      <text:p text:style-name="P104">Aquest plugins serveixen per poder escanejar documents en l'apartat d'Annexes. El sistema permet donar d'alta tots els plugins de d'ScanWeb però cada entitat només en pot utilitzar un de sol.</text:p>
      <text:p text:style-name="P84">Aquest plugin no es crea per defecte i es pot crear una vegada es necessiti. La creació d'aquest plugin es troba a dins els scripts de base de dades de l'aplicació.</text:p>
      <text:p text:style-name="P83">Es poden triar <text:span text:style-name="T48">dues</text:span> implementacions: </text:p>
      <text:p text:style-name="P102"/>
      <text:h text:style-name="Heading_20_4" text:outline-level="4">Plugin <text:span text:style-name="T3">d'escàner IECISA</text:span></text:h>
      <text:p text:style-name="P83">Aquest plugin utilitza el producte DynamicWebTwain per a la realització de l'escaneig. El plugin s’executa com a applet o com a jnlp segons si el navegador suporta java o no.</text:p>
      <text:p text:style-name="P83"/>
      <table:table table:name="Tabla77" table:style-name="Tabla77">
        <table:table-column table:style-name="Tabla77.A"/>
        <text:soft-page-break/>
        <table:table-row>
          <table:table-cell table:style-name="Tabla77.A1" office:value-type="string">
            <text:p text:style-name="P114">Tipus:</text:p>
          </table:table-cell>
        </table:table-row>
        <table:table-row>
          <table:table-cell table:style-name="Tabla77.A2" office:value-type="string">
            <text:p text:style-name="P22">Scan</text:p>
          </table:table-cell>
        </table:table-row>
      </table:table>
      <text:p text:style-name="P86"/>
      <table:table table:name="Tabla78" table:style-name="Tabla78">
        <table:table-column table:style-name="Tabla78.A"/>
        <table:table-row>
          <table:table-cell table:style-name="Tabla78.A1" office:value-type="string">
            <text:p text:style-name="P114">Nom:</text:p>
          </table:table-cell>
        </table:table-row>
        <table:table-row>
          <table:table-cell table:style-name="Tabla78.A2" office:value-type="string">
            <text:p text:style-name="P22">Applet/JNLP Scan</text:p>
          </table:table-cell>
        </table:table-row>
      </table:table>
      <text:p text:style-name="P86"/>
      <table:table table:name="Tabla79" table:style-name="Tabla79">
        <table:table-column table:style-name="Tabla79.A"/>
        <table:table-row>
          <table:table-cell table:style-name="Tabla79.A1" office:value-type="string">
            <text:p text:style-name="P114">Descripció:</text:p>
          </table:table-cell>
        </table:table-row>
        <table:table-row>
          <table:table-cell table:style-name="Tabla79.A2" office:value-type="string">
            <text:p text:style-name="P22">Scan emprant Applet/JNLP</text:p>
          </table:table-cell>
        </table:table-row>
      </table:table>
      <text:p text:style-name="P86"/>
      <table:table table:name="Tabla80" table:style-name="Tabla80">
        <table:table-column table:style-name="Tabla80.A"/>
        <table:table-row>
          <table:table-cell table:style-name="Tabla80.A1" office:value-type="string">
            <text:p text:style-name="P114">Classe Java:</text:p>
          </table:table-cell>
        </table:table-row>
        <table:table-row>
          <table:table-cell table:style-name="Tabla80.A2" office:value-type="string">
            <text:p text:style-name="P41">org.fundaciobit.plugins.scanweb.iecisa.IECISAScanWebPlugin</text:p>
          </table:table-cell>
        </table:table-row>
      </table:table>
      <text:p text:style-name="P86"/>
      <table:table table:name="Tabla81" table:style-name="Tabla81">
        <table:table-column table:style-name="Tabla81.A"/>
        <table:table-column table:style-name="Tabla81.B"/>
        <table:table-row>
          <table:table-cell table:style-name="Tabla81.A1" table:number-columns-spanned="2" office:value-type="string">
            <text:p text:style-name="P114">Propietats:</text:p>
          </table:table-cell>
          <table:covered-table-cell/>
        </table:table-row>
        <table:table-row>
          <table:table-cell table:style-name="Tabla81.A2" office:value-type="string">
            <text:p text:style-name="P22">es.caib.regweb3.plugins.scanweb.iecisa.debug</text:p>
          </table:table-cell>
          <table:table-cell table:style-name="Tabla81.B2" office:value-type="string">
            <text:p text:style-name="P91">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35">es.caib.regweb3.plugins.scanweb.iecisa.forcejnlp</text:p>
          </table:table-cell>
          <table:table-cell table:style-name="Tabla81.B2" office:value-type="string">
            <text:p text:style-name="P22"><text:span text:style-name="T37">Indica si volem que el plugin sempre s’executi com a jnlp. Exemple:</text:span><text:span text:style-name="T22"> false</text:span></text:p>
          </table:table-cell>
        </table:table-row>
        <table:table-row>
          <table:table-cell table:style-name="Tabla81.A2" office:value-type="string">
            <text:p text:style-name="P35">es.caib.regweb3.plugins.scanweb.iecisa.forcesign</text:p>
          </table:table-cell>
          <table:table-cell table:style-name="Tabla81.B2" office:value-type="string">
            <text:p text:style-name="P38">Indica a l'escàner si ha de firmar el document escanejat o no. Exemple: <text:span text:style-name="T22">false</text:span></text:p>
          </table:table-cell>
        </table:table-row>
        <table:table-row>
          <table:table-cell table:style-name="Tabla81.A2" office:value-type="string">
            <text:p text:style-name="P35">es.caib.regweb3.plugins.scanweb.iecisa.closewindowwhenfinish</text:p>
          </table:table-cell>
          <table:table-cell table:style-name="Tabla81.B2" office:value-type="string">
            <text:p text:style-name="P38">Tanca les finestres una vegada acaba el procés d'escaneig. Exemple: <text:span text:style-name="T22">true</text:span></text:p>
          </table:table-cell>
        </table:table-row>
        <table:table-row>
          <table:table-cell table:style-name="Tabla81.A2" office:value-type="string">
            <text:p text:style-name="P35">es.caib.regweb3.plugins.scanweb.iecisa.sign.asunto</text:p>
          </table:table-cell>
          <table:table-cell table:style-name="Tabla81.B2" office:value-type="string">
            <text:p text:style-name="P25">Opcional. S'utilitza si <text:span text:style-name="T22">forcesign=true</text:span>. Afegeix assumpte a la firma del document. Exemple: <text:span text:style-name="T41">ASUNTO</text:span></text:p>
          </table:table-cell>
        </table:table-row>
        <table:table-row>
          <table:table-cell table:style-name="Tabla81.A2" office:value-type="string">
            <text:p text:style-name="P35">es.caib.regweb3.plugins.scanweb.iecisa.sign.keystore</text:p>
          </table:table-cell>
          <table:table-cell table:style-name="Tabla81.B2" office:value-type="string">
            <text:p text:style-name="P25">Opcional. Ruta on es troba el keystore per firmar. S’utilitza si forcesign=true. Exemple: <text:span text:style-name="T41">D:/xxx/REGWEB</text:span><text:span text:style-name="T42">3</text:span><text:span text:style-name="T41">/</text:span></text:p>
          </table:table-cell>
        </table:table-row>
        <table:table-row>
          <table:table-cell table:style-name="Tabla81.A2" office:value-type="string">
            <text:p text:style-name="P35">es.caib.regweb3.plugins.scanweb.iecisa.sign.password</text:p>
          </table:table-cell>
          <table:table-cell table:style-name="Tabla81.B2" office:value-type="string">
            <text:p text:style-name="P25">Opcional. S’utilitza si forcesign=true. Password. Exemple: <text:span text:style-name="T43">x7E7f9v</text:span></text:p>
          </table:table-cell>
        </table:table-row>
        <table:table-row>
          <table:table-cell table:style-name="Tabla81.A2" office:value-type="string">
            <text:p text:style-name="P35">es.caib.regweb3.plugins.scanweb.iecisa.sign.certpassword</text:p>
          </table:table-cell>
          <table:table-cell table:style-name="Tabla81.B2" office:value-type="string">
            <text:p text:style-name="P25">Opcional<text:span text:style-name="T22">. </text:span>Password del certificat. S’utilitza si forcesign=true. Exemple: <text:span text:style-name="T41">x7EU8QH8</text:span></text:p>
          </table:table-cell>
        </table:table-row>
        <table:table-row>
          <table:table-cell table:style-name="Tabla81.A2" office:value-type="string">
            <text:p text:style-name="P35">es.caib.regweb3.plugins.scanweb.iecisa.sign.alias</text:p>
          </table:table-cell>
          <table:table-cell table:style-name="Tabla81.B2" office:value-type="string">
            <text:p text:style-name="P25">Opcional<text:span text:style-name="T22">. </text:span>Alias de la firma. S’utilitza si forcesign=true. Exemple:<text:span text:style-name="T22"> 1</text:span></text:p>
          </table:table-cell>
        </table:table-row>
        <table:table-row>
          <table:table-cell table:style-name="Tabla81.A2" office:value-type="string">
            <text:p text:style-name="P35">es.caib.regweb3.plugins.scanweb.iecisa.showInModal</text:p>
          </table:table-cell>
          <table:table-cell table:style-name="Tabla81.B2" office:value-type="string">
            <text:p text:style-name="P91">Opcional. <text:span text:style-name="T22">true</text:span> indica que el plugin es mostra dins d'un diàleg modal i <text:span text:style-name="T22">false</text:span> que es mostra dins d'una pàgina normal.</text:p>
          </table:table-cell>
        </table:table-row>
      </table:table>
      <text:p text:style-name="P86"/>
      <text:p text:style-name="P86"/>
      <text:h text:style-name="P167" text:outline-level="4">Plugin d'escàner DynamicWeb Twain</text:h>
      <text:p text:style-name="P83">Aquest plugin es connecta al servidor de Digitalització-Compulsa per a que aquest inicii el procés d'escaneig. Aquest plugin és de pagament (http://http://www.dynamsoft.com/).</text:p>
      <table:table table:name="Tabla82" table:style-name="Tabla82">
        <table:table-column table:style-name="Tabla82.A"/>
        <text:soft-page-break/>
        <table:table-row>
          <table:table-cell table:style-name="Tabla82.A1" office:value-type="string">
            <text:p text:style-name="P114">Tipus:</text:p>
          </table:table-cell>
        </table:table-row>
        <table:table-row>
          <table:table-cell table:style-name="Tabla82.A2" office:value-type="string">
            <text:p text:style-name="P22">Scan</text:p>
          </table:table-cell>
        </table:table-row>
      </table:table>
      <text:p text:style-name="P86"/>
      <table:table table:name="Tabla83" table:style-name="Tabla83">
        <table:table-column table:style-name="Tabla83.A"/>
        <table:table-row>
          <table:table-cell table:style-name="Tabla83.A1" office:value-type="string">
            <text:p text:style-name="P114">Nom:</text:p>
          </table:table-cell>
        </table:table-row>
        <table:table-row>
          <table:table-cell table:style-name="Tabla83.A2" office:value-type="string">
            <text:p text:style-name="P22">DynamicWebTwain Scan</text:p>
          </table:table-cell>
        </table:table-row>
      </table:table>
      <text:p text:style-name="P86"/>
      <table:table table:name="Tabla84" table:style-name="Tabla84">
        <table:table-column table:style-name="Tabla84.A"/>
        <table:table-row>
          <table:table-cell table:style-name="Tabla84.A1" office:value-type="string">
            <text:p text:style-name="P114">Descripció:</text:p>
          </table:table-cell>
        </table:table-row>
        <table:table-row>
          <table:table-cell table:style-name="Tabla84.A2" office:value-type="string">
            <text:p text:style-name="P22">Scan emprant DynamicWebTwain</text:p>
          </table:table-cell>
        </table:table-row>
      </table:table>
      <text:p text:style-name="P86"/>
      <table:table table:name="Tabla85" table:style-name="Tabla85">
        <table:table-column table:style-name="Tabla85.A"/>
        <table:table-row>
          <table:table-cell table:style-name="Tabla85.A1" office:value-type="string">
            <text:p text:style-name="P114">Classe Java:</text:p>
          </table:table-cell>
        </table:table-row>
        <table:table-row>
          <table:table-cell table:style-name="Tabla85.A2" office:value-type="string">
            <text:p text:style-name="P32"><text:span text:style-name="Strong_20_Emphasis"><text:span text:style-name="T33">org.fundaciobit.plugins.scanweb.dynamicwebtwain.DynamicWebTwainScanWebPlugin </text:span></text:span></text:p>
          </table:table-cell>
        </table:table-row>
      </table:table>
      <text:p text:style-name="P86"/>
      <table:table table:name="Tabla86" table:style-name="Tabla86">
        <table:table-column table:style-name="Tabla86.A"/>
        <table:table-column table:style-name="Tabla86.B"/>
        <table:table-row>
          <table:table-cell table:style-name="Tabla86.A1" table:number-columns-spanned="2" office:value-type="string">
            <text:p text:style-name="P114">Propietats:</text:p>
          </table:table-cell>
          <table:covered-table-cell/>
        </table:table-row>
        <table:table-row>
          <table:table-cell table:style-name="Tabla86.A2" office:value-type="string">
            <text:p text:style-name="P22">es.caib.regweb3.plugins.scanweb.<text:span text:style-name="Strong_20_Emphasis"><text:span text:style-name="T34">dynamicwebtwain</text:span></text:span>.debug</text:p>
          </table:table-cell>
          <table:table-cell table:style-name="Tabla86.B2" office:value-type="string">
            <text:p text:style-name="P25">Mostra els logs de debug. Exemple: <text:span text:style-name="T22">false</text:span></text:p>
          </table:table-cell>
        </table:table-row>
        <table:table-row>
          <table:table-cell table:style-name="Tabla86.A2" office:value-type="string">
            <text:p text:style-name="P32"><text:span text:style-name="T39">es.caib.regweb3.plugins.scanweb.</text:span><text:span text:style-name="Strong_20_Emphasis"><text:span text:style-name="T33">dynamicwebtwain.trial</text:span></text:span></text:p>
          </table:table-cell>
          <table:table-cell table:style-name="Tabla86.B2" office:value-type="string">
            <text:p text:style-name="P26"><text:span text:style-name="T37">Indica si és trial o no. Example: </text:span>true</text:p>
          </table:table-cell>
        </table:table-row>
        <table:table-row>
          <table:table-cell table:style-name="Tabla86.A2" office:value-type="string">
            <text:p text:style-name="P35">es.caib.regweb3.plugins.scanweb.<text:span text:style-name="Strong_20_Emphasis"><text:span text:style-name="T35">dynamicwebtwain</text:span></text:span>.version</text:p>
          </table:table-cell>
          <table:table-cell table:style-name="Tabla86.B2" office:value-type="string">
            <text:p text:style-name="P38">Opcional. <text:span text:style-name="T30">Versió: Per defecte 12.2. Possibles valors 12.2 o 10.2</text:span> </text:p>
          </table:table-cell>
        </table:table-row>
        <table:table-row>
          <table:table-cell table:style-name="Tabla86.A2" office:value-type="string">
            <text:p text:style-name="P35">es.caib.regweb3.plugins.scanweb.<text:span text:style-name="Strong_20_Emphasis"><text:span text:style-name="T35">dynamicwebtwain</text:span></text:span>.productkey</text:p>
          </table:table-cell>
          <table:table-cell table:style-name="Tabla86.B2" office:value-type="string">
            <text:p text:style-name="P32"><text:span text:style-name="T40">Clau del producte. Exemple: </text:span><text:span text:style-name="T36">8839E2</text:span></text:p>
          </table:table-cell>
        </table:table-row>
        <table:table-row>
          <table:table-cell table:style-name="Tabla86.A2" office:value-type="string">
            <text:p text:style-name="P35">es.caib.regweb3.plugins.scanweb.<text:span text:style-name="Strong_20_Emphasis"><text:span text:style-name="T35">dynamicwebtwain</text:span></text:span>.resourcespath</text:p>
          </table:table-cell>
          <table:table-cell table:style-name="Tabla86.B2" office:value-type="string">
            <text:p text:style-name="P38">Ruta on hi ha els recursos de l’escàner. Exemple: <text:span text:style-name="T22">D:/dynamicwebtwain2/scanner_resources</text:span></text:p>
          </table:table-cell>
        </table:table-row>
        <table:table-row>
          <table:table-cell table:style-name="Tabla86.A2" office:value-type="string">
            <text:p text:style-name="P35">es.caib.regweb3.plugins.scanweb.<text:span text:style-name="Strong_20_Emphasis"><text:span text:style-name="T35">dynamicwebtwain</text:span></text:span>.forcesign</text:p>
          </table:table-cell>
          <table:table-cell table:style-name="Tabla86.B2" office:value-type="string">
            <text:p text:style-name="P38">Indica a l'escàner si ha de firmar el document escanejat o no. Exemple: <text:span text:style-name="T22">false</text:span></text:p>
          </table:table-cell>
        </table:table-row>
        <table:table-row>
          <table:table-cell table:style-name="Tabla86.A2" office:value-type="string">
            <text:p text:style-name="P35">es.caib.regweb3.plugins.scanweb.<text:span text:style-name="Strong_20_Emphasis"><text:span text:style-name="T35">dynamicwebtwain</text:span></text:span>.sign.asunto</text:p>
          </table:table-cell>
          <table:table-cell table:style-name="Tabla86.B2" office:value-type="string">
            <text:p text:style-name="P25">Opcional. S'utilitza si <text:span text:style-name="T22">forcesign=true</text:span>. Afegeix assumpte a la firma del document. Exemple: <text:span text:style-name="T41">ASUNTO</text:span></text:p>
          </table:table-cell>
        </table:table-row>
        <table:table-row>
          <table:table-cell table:style-name="Tabla86.A2" office:value-type="string">
            <text:p text:style-name="P35">es.caib.regweb3.plugins.scanweb.<text:span text:style-name="Strong_20_Emphasis"><text:span text:style-name="T35">dynamicwebtwain</text:span></text:span>.sign.keystore</text:p>
          </table:table-cell>
          <table:table-cell table:style-name="Tabla86.B2" office:value-type="string">
            <text:p text:style-name="P25">Opcional. Ruta on es troba el keystore per firmar. S’utilitza si forcesign=true. Exemple: <text:span text:style-name="T41">D:/xxx/REGWEB</text:span><text:span text:style-name="T42">3</text:span><text:span text:style-name="T41">/</text:span></text:p>
          </table:table-cell>
        </table:table-row>
        <table:table-row>
          <table:table-cell table:style-name="Tabla86.A2" office:value-type="string">
            <text:p text:style-name="P35">es.caib.regweb3.plugins.scanweb.<text:span text:style-name="Strong_20_Emphasis"><text:span text:style-name="T35">dynamicwebtwain</text:span></text:span>.sign.password</text:p>
          </table:table-cell>
          <table:table-cell table:style-name="Tabla86.B2" office:value-type="string">
            <text:p text:style-name="P25">Opcional. Password. S’utilitza si forcesign=true. Exemple: <text:span text:style-name="T43">x7E7f9v</text:span></text:p>
          </table:table-cell>
        </table:table-row>
        <table:table-row>
          <table:table-cell table:style-name="Tabla86.A2" office:value-type="string">
            <text:p text:style-name="P35">es.caib.regweb3.plugins.scanweb.<text:span text:style-name="Strong_20_Emphasis"><text:span text:style-name="T35">dynamicwebtwain</text:span></text:span>.sign.certpassword</text:p>
          </table:table-cell>
          <table:table-cell table:style-name="Tabla86.B2" office:value-type="string">
            <text:p text:style-name="P25"><text:span text:style-name="T22">Opcional. </text:span>Password del certificat. S’utilitza si forcesign=true. Exemple: <text:span text:style-name="T41">x7EU8QH8</text:span></text:p>
          </table:table-cell>
        </table:table-row>
        <table:table-row>
          <table:table-cell table:style-name="Tabla86.A2" office:value-type="string">
            <text:p text:style-name="P35">es.caib.regweb3.plugins.scanweb.<text:span text:style-name="Strong_20_Emphasis"><text:span text:style-name="T35">dynamicwebtwain</text:span></text:span>.sign.alias</text:p>
          </table:table-cell>
          <table:table-cell table:style-name="Tabla86.B2" office:value-type="string">
            <text:p text:style-name="P25"><text:span text:style-name="T22">Opcional. </text:span>Alias de la firma. S’utilitza si forcesign=true. Exemple:<text:span text:style-name="T22"> 1</text:span></text:p>
          </table:table-cell>
        </table:table-row>
      </table:table>
      <text:p text:style-name="P86"/>
      <text:p text:style-name="P86"/>
      <text:p text:style-name="P83">Es recomana que no es firmi dins els plugins d’escaneig ja que el propi Regweb ja s’encarrega de les firmes dels annexes en cas que sigui necessari.</text:p>
      <text:p text:style-name="P83"/>
      <text:p text:style-name="P83"/>
      <text:p text:style-name="P83"/>
      <text:h text:style-name="P149" text:outline-level="3"><text:soft-page-break/>Plugin de Validació de Firmes</text:h>
      <text:p text:style-name="P105">Aquest plugin s’empra per validar els annexes firmats que s’incorporen al registre per determinar la seva validessa.</text:p>
      <text:p text:style-name="P85"/>
      <table:table table:name="Tabla47" table:style-name="Tabla47">
        <table:table-column table:style-name="Tabla47.A"/>
        <table:table-row>
          <table:table-cell table:style-name="Tabla47.A1" office:value-type="string">
            <text:p text:style-name="P115">Tipus:</text:p>
          </table:table-cell>
        </table:table-row>
        <table:table-row>
          <table:table-cell table:style-name="Tabla47.A2" office:value-type="string">
            <text:p text:style-name="P24">Informació/Validació Firmes</text:p>
          </table:table-cell>
        </table:table-row>
      </table:table>
      <text:p text:style-name="P87"/>
      <table:table table:name="Tabla49" table:style-name="Tabla49">
        <table:table-column table:style-name="Tabla49.A"/>
        <table:table-row>
          <table:table-cell table:style-name="Tabla49.A1" office:value-type="string">
            <text:p text:style-name="P115">Nom:</text:p>
          </table:table-cell>
        </table:table-row>
        <table:table-row>
          <table:table-cell table:style-name="Tabla49.A2" office:value-type="string">
            <text:p text:style-name="P24">Validar Firma - @Firma</text:p>
          </table:table-cell>
        </table:table-row>
      </table:table>
      <text:p text:style-name="P87"/>
      <table:table table:name="Tabla50" table:style-name="Tabla50">
        <table:table-column table:style-name="Tabla50.A"/>
        <table:table-row>
          <table:table-cell table:style-name="Tabla50.A1" office:value-type="string">
            <text:p text:style-name="P115">Descripció:</text:p>
          </table:table-cell>
        </table:table-row>
        <table:table-row>
          <table:table-cell table:style-name="Tabla50.A2" office:value-type="string">
            <text:p text:style-name="P24">Información y Validación de Firmas Mediante @firma</text:p>
          </table:table-cell>
        </table:table-row>
      </table:table>
      <text:p text:style-name="P87"/>
      <table:table table:name="Tabla52" table:style-name="Tabla52">
        <table:table-column table:style-name="Tabla52.A"/>
        <table:table-row>
          <table:table-cell table:style-name="Tabla52.A1" office:value-type="string">
            <text:p text:style-name="P115">Classe Java:<text:span text:style-name="T50">org.fundaciobit.plugins.validatesignature.afirmacxf.AfirmaCxfValidateSignaturePlugin</text:span></text:p>
          </table:table-cell>
        </table:table-row>
        <table:table-row>
          <table:table-cell table:style-name="Tabla52.A2" office:value-type="string">
            <text:p text:style-name="P42">org.fundaciobit.plugins.validatesignature.afirmacxf.AfirmaCxfValidateSignaturePlugin</text:p>
          </table:table-cell>
        </table:table-row>
      </table:table>
      <text:p text:style-name="P87"/>
      <table:table table:name="Tabla87" table:style-name="Tabla87">
        <table:table-column table:style-name="Tabla87.A"/>
        <table:table-column table:style-name="Tabla87.B"/>
        <table:table-row>
          <table:table-cell table:style-name="Tabla87.A1" table:number-columns-spanned="2" office:value-type="string">
            <text:p text:style-name="P115">Propietats:</text:p>
          </table:table-cell>
          <table:covered-table-cell/>
        </table:table-row>
        <table:table-row>
          <table:table-cell table:style-name="Tabla87.A2" office:value-type="string">
            <text:p text:style-name="P24">es.caib.regweb3.plugins.validatesignature.afirmacxf.TransformersTemplatesPath</text:p>
          </table:table-cell>
          <table:table-cell table:style-name="Tabla87.B2" office:value-type="string">
            <text:p text:style-name="P92">Directori a on estan les plantilles de transformació.</text:p>
            <text:p text:style-name="P93">Ex:{directori}/plugins-signatureserver/afirmaserver/config/transformersTemplates</text:p>
          </table:table-cell>
        </table:table-row>
        <table:table-row>
          <table:table-cell table:style-name="Tabla87.A2" office:value-type="string">
            <text:p text:style-name="P36">es.caib.regweb3.plugins.validatesignature.afirmacxf.applicationID</text:p>
          </table:table-cell>
          <table:table-cell table:style-name="Tabla87.B2" office:value-type="string">
            <text:p text:style-name="P151">Obligatori. S’ha d’indicar el nom de l’Aplicació definida dins "Gestión de Aplicaciones" de @firma federat</text:p>
            <text:p text:style-name="P151">Ex:CAIBDEV.REGWEB</text:p>
          </table:table-cell>
        </table:table-row>
        <table:table-row>
          <table:table-cell table:style-name="Tabla87.A2" office:value-type="string">
            <text:p text:style-name="P36">es.caib.regweb3.plugins.validatesignature.afirmacxf.endpoint</text:p>
          </table:table-cell>
          <table:table-cell table:style-name="Tabla87.B2" office:value-type="string">
            <text:p text:style-name="P153">Propietat per indicar l’endpoint del servei de validació de firma.</text:p>
            <text:p text:style-name="P39"><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36">es.caib.regweb3.plugins.validatesignature.afirmacxf.printxml</text:p>
          </table:table-cell>
          <table:table-cell table:style-name="Tabla87.B2" office:value-type="string">
            <text:p text:style-name="P153">Propietat per indicar si es vol que es mostri per logs l’xml que retorna la validació.</text:p>
            <text:p text:style-name="P153">Ex: true</text:p>
          </table:table-cell>
        </table:table-row>
        <table:table-row>
          <table:table-cell table:style-name="Tabla87.A2" office:value-type="string">
            <text:p text:style-name="P36">es.caib.regweb3.plugins.validatesignature.afirmacxf.authorization.username</text:p>
          </table:table-cell>
          <table:table-cell table:style-name="Tabla87.B2" office:value-type="string">
            <text:p text:style-name="P153">Propietat que indica l’usuari amb el que ens autenticam per fer servir el servei de validació quan l’autenticació es per usuari/contrasenya</text:p>
          </table:table-cell>
        </table:table-row>
        <table:table-row>
          <table:table-cell table:style-name="Tabla87.A2" office:value-type="string">
            <text:p text:style-name="P36">es.caib.regweb3.plugins.validatesignature.afirmacxf.authorization.password</text:p>
          </table:table-cell>
          <table:table-cell table:style-name="Tabla87.B2" office:value-type="string">
            <text:p text:style-name="P154">Propietat que indica el password amb el que ens autenticam per fer servir el servei de validació quan l’autenticació es per usuari/contrasenya</text:p>
          </table:table-cell>
        </table:table-row>
        <table:table-row>
          <table:table-cell table:style-name="Tabla87.A2" office:value-type="string">
            <text:p text:style-name="P37">es.caib.regweb3.plugins.validatesignature.afirmacxf.authorization.ks.path</text:p>
          </table:table-cell>
          <table:table-cell table:style-name="Tabla87.B2" office:value-type="string">
            <text:p text:style-name="P156">Propietat que indica el path a on es troba el certificat amb el que ens autenticam quan l’autenticació sigui amb certificat.</text:p>
          </table:table-cell>
        </table:table-row>
        <table:table-row>
          <table:table-cell table:style-name="Tabla87.A2" office:value-type="string">
            <text:p text:style-name="P37">es.caib.regweb3.plugins.validatesignature.afirmacxf.authorization.ks.type</text:p>
          </table:table-cell>
          <table:table-cell table:style-name="Tabla87.B2" office:value-type="string">
            <text:p text:style-name="P155">??????????</text:p>
          </table:table-cell>
        </table:table-row>
        <text:soft-page-break/>
        <table:table-row>
          <table:table-cell table:style-name="Tabla87.A2" office:value-type="string">
            <text:p text:style-name="P37">es.caib.regweb3.plugins.validatesignature.afirmacxf.authorization.ks.password</text:p>
          </table:table-cell>
          <table:table-cell table:style-name="Tabla87.B2" office:value-type="string">
            <text:p text:style-name="P155">??????????</text:p>
          </table:table-cell>
        </table:table-row>
        <table:table-row>
          <table:table-cell table:style-name="Tabla87.A2" office:value-type="string">
            <text:p text:style-name="P37">es.caib.regweb3.plugins.validatesignature.afirmacxf.authorization.ks.cert.alias</text:p>
          </table:table-cell>
          <table:table-cell table:style-name="Tabla87.B2" office:value-type="string">
            <text:p text:style-name="P155">??????????</text:p>
          </table:table-cell>
        </table:table-row>
        <table:table-row>
          <table:table-cell table:style-name="Tabla87.A2" office:value-type="string">
            <text:p text:style-name="P37">es.caib.regweb3.plugins.validatesignature.afirmacxf.authorization.ks.cert.password</text:p>
          </table:table-cell>
          <table:table-cell table:style-name="Tabla87.B2" office:value-type="string">
            <text:p text:style-name="P155">??????????</text:p>
          </table:table-cell>
        </table:table-row>
      </table:table>
      <text:p text:style-name="P105"><text:s/></text:p>
      <text:h text:style-name="P166" text:outline-level="4" text:is-list-header="true"/>
      <text:h text:style-name="P129" text:outline-level="1"><text:bookmark-start text:name="__RefNumPara__1245_1584979607"/>Gestió de BBDD<text:bookmark-end text:name="__RefNumPara__1245_1584979607"/></text:h>
      <text:p text:style-name="P51"/>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85560009468693" text:continue-list="list85560144886897" text:style-name="L3">
        <text:list-header>
          <text:p text:style-name="P133"/>
        </text:list-header>
      </text:list>
      <text:h text:style-name="Heading_20_3" text:outline-level="3"><text:span text:style-name="Source_20_Text"><text:span text:style-name="T19">PostgreSQL: connectar-se a la BBDD amb psql</text:span></text:span></text:h>
      <text:p text:style-name="P67"><text:span text:style-name="Source_20_Text"><text:span text:style-name="T16"/></text:span></text:p>
      <table:table table:name="Tabla25" table:style-name="Tabla25">
        <table:table-column table:style-name="Tabla25.A"/>
        <table:table-row>
          <table:table-cell table:style-name="Tabla25.A1" office:value-type="string">
            <text:p text:style-name="P77"><text:span text:style-name="Source_20_Text"><text:span text:style-name="T2">$ sudo bash<text:line-break/>$ su postgres<text:line-break/>$ psql -U postgres</text:span></text:span></text:p>
          </table:table-cell>
        </table:table-row>
      </table:table>
      <text:p text:style-name="P53"/>
      <text:h text:style-name="Heading_20_3" text:outline-level="3">Crearem l'usuari regweb<text:span text:style-name="T47">3</text:span>:</text:h>
      <text:p text:style-name="P52"/>
      <table:table table:name="Tabla24" table:style-name="Tabla24">
        <table:table-column table:style-name="Tabla24.A"/>
        <table:table-row>
          <table:table-cell table:style-name="Tabla24.A1" office:value-type="string">
            <text:p text:style-name="P106">CREATE USER "regweb<text:span text:style-name="T47">3</text:span>" WITH <text:s/>ENCRYPTED PASSWORD 'regweb<text:span text:style-name="T47">3</text:span>' NOCREATEUSER;</text:p>
            <text:p text:style-name="P106"/>
          </table:table-cell>
        </table:table-row>
      </table:table>
      <text:p text:style-name="P52"/>
      <text:h text:style-name="Heading_20_3" text:outline-level="3">Crear la BBDD</text:h>
      <text:p text:style-name="P52"/>
      <table:table table:name="Tabla13" table:style-name="Tabla13">
        <table:table-column table:style-name="Tabla13.A"/>
        <table:table-row>
          <table:table-cell table:style-name="Tabla13.A1" office:value-type="string">
            <text:p text:style-name="P107">CREATE DATABASE "regweb<text:span text:style-name="T47">3</text:span>" WITH OWNER=regweb<text:span text:style-name="T47">3</text:span>;</text:p>
          </table:table-cell>
        </table:table-row>
      </table:table>
      <text:p text:style-name="P52"/>
      <text:p text:style-name="P52">i sortim de psql:</text:p>
      <text:p text:style-name="P52"/>
      <table:table table:name="Tabla26" table:style-name="Tabla26">
        <table:table-column table:style-name="Tabla26.A"/>
        <table:table-row>
          <table:table-cell table:style-name="Tabla26.A1" office:value-type="string">
            <text:p text:style-name="P108">\q</text:p>
          </table:table-cell>
        </table:table-row>
      </table:table>
      <text:p text:style-name="P52"/>
      <text:p text:style-name="P52"/>
      <text:h text:style-name="Heading_20_2" text:outline-level="2">Crear esquema de taules i inserir dades</text:h>
      <text:p text:style-name="P106"/>
      <text:h text:style-name="Heading_20_3" text:outline-level="3">Connectar-se al servidor de BBDD amb l'usuari regweb:</text:h>
      <text:p text:style-name="P52"/>
      <table:table table:name="Tabla33" table:style-name="Tabla33">
        <table:table-column table:style-name="Tabla33.A"/>
        <table:table-row>
          <table:table-cell table:style-name="Tabla33.A1" office:value-type="string">
            <text:list xml:id="list85560622097873" text:continue-numbering="true" text:style-name="L3">
              <text:list-item>
                <text:list>
                  <text:list-header>
                    <text:p text:style-name="P133"><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85560637782469" text:continue-numbering="true" text:style-name="L3">
        <text:list-item>
          <text:list>
            <text:list-header>
              <text:p text:style-name="P133"/>
            </text:list-header>
          </text:list>
        </text:list-item>
      </text:list>
      <text:p text:style-name="P55">Si el servidor de BBDD es troba a un altre servidor que no sigui localhost llavors substituïr localhost per l'IP d'aquest altra servidor.</text:p>
      <text:p text:style-name="P52"/>
      <text:h text:style-name="Heading_20_3" text:outline-level="3"><text:soft-page-break/>Donar permisos al usuari:</text:h>
      <text:p text:style-name="P52"/>
      <table:table table:name="Tabla29" table:style-name="Tabla29">
        <table:table-column table:style-name="Tabla29.A"/>
        <table:table-row>
          <table:table-cell table:style-name="Tabla29.A1" office:value-type="string">
            <text:p text:style-name="P112">GRANT ALL PRIVILEGES ON DATABASE "<text:span text:style-name="T9">regweb</text:span><text:span text:style-name="T10">3</text:span>" TO <text:span text:style-name="T9">regweb</text:span><text:span text:style-name="T10">3</text:span>;</text:p>
            <text:p text:style-name="P112">GRANT ALL PRIVILEGES ON SCHEMA PUBLIC TO <text:span text:style-name="T9">regweb</text:span><text:span text:style-name="T10">3</text:span>;</text:p>
          </table:table-cell>
        </table:table-row>
      </table:table>
      <text:p text:style-name="P52"/>
      <text:h text:style-name="Heading_20_3" text:outline-level="3">Importam l'estructura de taules i dades dins la BBDD</text:h>
      <text:p text:style-name="P52"/>
      <text:p text:style-name="P52"/>
      <table:table table:name="Tabla63" table:style-name="Tabla63">
        <table:table-column table:style-name="Tabla63.A"/>
        <table:table-column table:style-name="Tabla63.B"/>
        <table:table-row>
          <table:table-cell table:style-name="Tabla63.A1" office:value-type="string">
            <text:p text:style-name="P113"><text:s/><draw:frame draw:style-name="fr3" draw:name="gráficos6" text:anchor-type="as-char" svg:width="0.97cm" svg:height="1.339cm" draw:z-index="38"><draw:image xlink:href="Pictures/100002010000005E0000008221B454BCD07ACFE4.png" xlink:type="simple" xlink:show="embed" xlink:actuate="onLoad"/></draw:frame></text:p>
          </table:table-cell>
          <table:table-cell table:style-name="Tabla63.B1" office:value-type="string">
            <text:p text:style-name="P97">Dins l'entorn de la CAIB (Govern Balear) els scripts de creació de BBDD Oracle que s'han d'emprar són els que tenen un sufix “_caib”: regweb_create_schema_caib.sql</text:p>
          </table:table-cell>
        </table:table-row>
      </table:table>
      <text:p text:style-name="P52"/>
      <table:table table:name="Tabla31" table:style-name="Tabla31">
        <table:table-column table:style-name="Tabla31.A"/>
        <table:table-row table:style-name="Tabla31.1">
          <table:table-cell table:style-name="Tabla31.A1" office:value-type="string">
            <text:p text:style-name="P109"><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09"><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52"/>
      <text:p text:style-name="P55"><text:tab/>On <text:span text:style-name="T15">[sgbd]</text:span> pot ser Oracle o PostgreSQL i <text:span text:style-name="T15">[x.y]</text:span> <text:s/>és la versió que estam instal·lant.</text:p>
      <text:p text:style-name="P55"/>
      <text:p text:style-name="P55">Si dins aquest directori no trobau el vostre SGBD, llavors comentar-vos que dins el directori $HOME/regweb<text:span text:style-name="T47">3</text:span>/scripts/sqlgenerator existeix un generador (gensql.sh/bat) dels scripts sql per tots els SGBD supportats per Hibernate.</text:p>
      <text:p text:style-name="P62"/>
      <text:p text:style-name="P52">Ara cal sortir de psql:</text:p>
      <text:list xml:id="list85560642840920" text:continue-numbering="true" text:style-name="L3">
        <text:list-header>
          <text:p text:style-name="P133"/>
        </text:list-header>
      </text:list>
      <table:table table:name="Tabla32" table:style-name="Tabla32">
        <table:table-column table:style-name="Tabla32.A"/>
        <table:table-row>
          <table:table-cell table:style-name="Tabla32.A1" office:value-type="string">
            <text:p text:style-name="P111">\q</text:p>
          </table:table-cell>
        </table:table-row>
      </table:table>
      <text:list xml:id="list85561598616334" text:continue-numbering="true" text:style-name="L3">
        <text:list-item>
          <text:list>
            <text:list-header>
              <text:p text:style-name="P133"/>
            </text:list-header>
          </text:list>
        </text:list-item>
      </text:list>
      <text:p text:style-name="P51"/>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31047314" text:style-name="L6">
        <text:list-item>
          <text:list>
            <text:list-item>
              <text:list>
                <text:list-item>
                  <text:p text:style-name="P142">Nom de bbdd: seycon</text:p>
                </text:list-item>
                <text:list-item>
                  <text:p text:style-name="P142">Usuari: <text:s/>seycon</text:p>
                </text:list-item>
                <text:list-item>
                  <text:p text:style-name="P142">Contrasenya: seycon</text:p>
                </text:list-item>
                <text:list-item>
                  <text:p text:style-name="P142">Script de creació de BBDD: $HOME/regweb<text:span text:style-name="T47">3</text:span>/scripts/development/seycon_schema.sql</text:p>
                </text:list-item>
                <text:list-item>
                  <text:p text:style-name="P142">Script d'exemple de inicialització de dades: $HOME/regweb<text:span text:style-name="T47">3</text:span>/scripts/development/seycon_data_example.sql</text:p>
                </text:list-item>
              </text:list>
            </text:list-item>
          </text:list>
        </text:list-item>
      </text:list>
      <text:p text:style-name="Text_20_body"/>
      <text:p text:style-name="P102">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27" text:outline-level="1"/>
      <text:h text:style-name="P129" text:outline-level="1">Annexes</text:h>
      <text:p text:style-name="Text_20_body"/>
      <text:h text:style-name="Heading_20_2" text:outline-level="2">ANNEX I: Configuració base de REGWEB3</text:h>
      <text:p text:style-name="P102">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02">Aquest plugin empra una configuració per connectar-se a una base de dades d'usuaris/rols anomenada “seycon”. Per a crear aquesta base de dades, hi ha disponibles els següents scripts:</text:p>
      <text:p text:style-name="P100">\development\seycon_schema.sql</text:p>
      <text:p text:style-name="P100">\development\seycon_data_example.sql</text:p>
      <text:p text:style-name="P102">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102">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14">Propietats:</text:p>
          </table:table-cell>
          <table:covered-table-cell/>
        </table:table-row>
        <table:table-row>
          <table:table-cell table:style-name="Tabla92.A2" office:value-type="string">
            <text:p text:style-name="P25">es.caib.regweb3.plugins.documentcustody.filesystem.prefix</text:p>
          </table:table-cell>
          <table:table-cell table:style-name="Tabla92.B2" office:value-type="string">
            <text:p text:style-name="P25">Per defecte ve configurat el valor <text:span text:style-name="T22">ANNEX</text:span>_ però es pot posar el prefix que es vulgui.</text:p>
          </table:table-cell>
        </table:table-row>
        <table:table-row>
          <table:table-cell table:style-name="Tabla92.A2" office:value-type="string">
            <text:p text:style-name="P25">es.caib.regweb3.plugins.documentcustody.filesystem.basedir</text:p>
          </table:table-cell>
          <table:table-cell table:style-name="Tabla92.B2" office:value-type="string">
            <text:p text:style-name="P25">Estructura de carpetes on es guardaran els annexes en local. Per exemple: <text:span text:style-name="T22">D:/dades/Archivos</text:span></text:p>
          </table:table-cell>
        </table:table-row>
      </table:table>
      <text:p text:style-name="P101"/>
      <text:p text:style-name="P102">Després s’ha de crear l’estructura de carpetes que s’ha indicat a la propietat anterior.</text:p>
      <text:p text:style-name="Text_20_body"/>
      <text:h text:style-name="Heading_20_4" text:outline-level="4">Plugin de Custòdia de justificants</text:h>
      <text:p text:style-name="P102">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14">Propietats:</text:p>
          </table:table-cell>
          <table:covered-table-cell/>
        </table:table-row>
        <table:table-row>
          <table:table-cell table:style-name="Tabla93.A2" office:value-type="string">
            <text:p text:style-name="P25">es.caib.regweb3.plugins.documentcustody.filesystem.prefix</text:p>
          </table:table-cell>
          <table:table-cell table:style-name="Tabla93.B2" office:value-type="string">
            <text:p text:style-name="P25">Per defecte ve configurat el valor <text:span text:style-name="T22">JUST</text:span>_ però es pot posar el prefix que es vulgui.</text:p>
          </table:table-cell>
        </table:table-row>
        <table:table-row>
          <table:table-cell table:style-name="Tabla93.A2" office:value-type="string">
            <text:p text:style-name="P25">es.caib.regweb3.plugins.documentcustody.filesystem.basedir</text:p>
          </table:table-cell>
          <table:table-cell table:style-name="Tabla93.B2" office:value-type="string">
            <text:p text:style-name="P25">Estructura de carpetes on es guardaran els justificants en local. Per exemple: <text:span text:style-name="T22">D:/dades/Justificantes</text:span></text:p>
          </table:table-cell>
        </table:table-row>
      </table:table>
      <text:p text:style-name="P101"/>
      <text:p text:style-name="P102">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02">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14">Propietats globals d'instal·lació:</text:p>
          </table:table-cell>
          <table:covered-table-cell/>
        </table:table-row>
        <table:table-row>
          <table:table-cell table:style-name="Tabla94.A2" office:value-type="string">
            <text:p text:style-name="P25">es.caib.regweb3.dir3caib.server</text:p>
          </table:table-cell>
          <table:table-cell table:style-name="Tabla94.B2" office:value-type="string">
            <text:p text:style-name="P25">S'ha de posar la url del servidor de dir3caib que emprarem. Per exemple: <text:span text:style-name="T22">http://registre3.fundaciobit.org/dir3caib</text:span></text:p>
          </table:table-cell>
        </table:table-row>
        <table:table-row>
          <table:table-cell table:style-name="Tabla94.A2" office:value-type="string">
            <text:p text:style-name="P38"><text:span text:style-name="T30">es.caib.regweb3.dir3caib.username</text:span> </text:p>
          </table:table-cell>
          <table:table-cell table:style-name="Tabla94.B2" office:value-type="string">
            <text:p text:style-name="P25">Posar un usuari que té accés al servidor de dir3caib.</text:p>
          </table:table-cell>
        </table:table-row>
        <table:table-row>
          <table:table-cell table:style-name="Tabla94.A2" office:value-type="string">
            <text:p text:style-name="P38"><text:span text:style-name="T30">es.caib.regweb3.dir3caib.password</text:span> </text:p>
          </table:table-cell>
          <table:table-cell table:style-name="Tabla94.B2" office:value-type="string">
            <text:p text:style-name="P40">Posar el password de l'usuari anterior, que té accés al servidor de dir3caib.</text:p>
          </table:table-cell>
        </table:table-row>
        <table:table-row>
          <table:table-cell table:style-name="Tabla94.A2" office:value-type="string">
            <text:p text:style-name="P38">es.caib.regweb3.scanweb.absoluteurl</text:p>
          </table:table-cell>
          <table:table-cell table:style-name="Tabla94.B2" office:value-type="string">
            <text:p text:style-name="P40">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71">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02">Quan es crea una nova Entitat també es creen 3 plugins per defecte:</text:p>
      <text:h text:style-name="Heading_20_4" text:outline-level="4">Plugin Justificant</text:h>
      <text:p text:style-name="P102">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14">Propietats:</text:p>
          </table:table-cell>
          <table:covered-table-cell/>
        </table:table-row>
        <table:table-row>
          <table:table-cell table:style-name="Tabla95.A2" office:value-type="string">
            <text:p text:style-name="P25">es.caib.regweb3.plugins.justificante.mock.logoPath</text:p>
          </table:table-cell>
          <table:table-cell table:style-name="Tabla95.B2" office:value-type="string">
            <text:p text:style-name="P25">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02">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02">És el plugin que s'utilitzarà per firmar els documents que s'envien, tant el justificant com els annexes (si van via SIR). En aquest cas s'ha de configurar la següent propietat:</text:p>
      <text:p text:style-name="P101"/>
      <table:table table:name="Tabla96" table:style-name="Tabla96">
        <table:table-column table:style-name="Tabla96.A"/>
        <table:table-column table:style-name="Tabla96.B"/>
        <table:table-row>
          <table:table-cell table:style-name="Tabla96.A1" table:number-columns-spanned="2" office:value-type="string">
            <text:p text:style-name="P114">Propietats:</text:p>
          </table:table-cell>
          <table:covered-table-cell/>
        </table:table-row>
        <table:table-row>
          <table:table-cell table:style-name="Tabla96.A2" office:value-type="string">
            <text:p text:style-name="P25">es.caib.regweb3.plugins.signatureserver.miniappletinserver.base_dir</text:p>
          </table:table-cell>
          <table:table-cell table:style-name="Tabla96.B2" office:value-type="string">
            <text:p text:style-name="P25">S'ha d'indicar la ruta de carpetes base a partir de la qual crearem l'estructura de carpetes per per contenir el <text:span text:style-name="T22">keystore</text:span> i el <text:span text:style-name="T22">cert.properties</text:span> . </text:p>
            <text:p text:style-name="P25">Per exemple: <text:span text:style-name="T22">C:/arxius/</text:span></text:p>
          </table:table-cell>
        </table:table-row>
        <table:table-row>
          <table:table-cell table:style-name="Tabla96.A2" office:value-type="string">
            <text:p text:style-name="P25">es.caib.regweb3.plugins.signatureserver.miniappletinserver.defaultAliasCertificate</text:p>
          </table:table-cell>
          <table:table-cell table:style-name="Tabla96.B2" office:value-type="string">
            <text:p text:style-name="P25">Nom de la carpeta que s'ha de crear després de la carpeta / SERVER_MINIAPPLETINSERVER .</text:p>
            <text:p text:style-name="P25">Per exemple: <text:span text:style-name="T22">regweb3</text:span></text:p>
          </table:table-cell>
        </table:table-row>
      </table:table>
      <text:p text:style-name="Standard"/>
      <text:p text:style-name="P71">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71">Si seguim els exemples indicats a les propietats anteriors, l'estructura de carpetes serà C:/arxius/SERVER_MINIAPPLETINSERVER/regweb3/.</text:p>
      <text:p text:style-name="P102"/>
      <text:p text:style-name="P102">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02"><text:span text:style-name="T21">L'arxiu </text:span><text:span text:style-name="T20">cert.properties </text:span><text:span text:style-name="T21">ha d'estar al mateix directori que el certificat anterior i ha de ser un fitxer de text amb el següent contingut:</text:span></text:p>
      <text:p text:style-name="P51"/>
      <table:table table:name="Tabla98" table:style-name="Tabla98">
        <table:table-column table:style-name="Tabla98.A"/>
        <table:table-row>
          <table:table-cell table:style-name="Tabla98.A1" office:value-type="string">
            <text:p text:style-name="P66">p12filename=fitxer_certificat.p12</text:p>
            <text:p text:style-name="P66">p12password=xxxxxxxxxxx</text:p>
          </table:table-cell>
        </table:table-row>
      </table:table>
      <text:p text:style-name="P49"/>
      <text:p text:style-name="Text_20_body"/>
      <text:h text:style-name="Heading_20_3" text:outline-level="3"><text:soft-page-break/>Configuració de propietats globals per Entitat</text:h>
      <text:p text:style-name="P102">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71"/>
      <text:p text:style-name="P71">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51"/>
      <text:h text:style-name="Heading_20_3" text:outline-level="3">Obtenir codi font</text:h>
      <text:list xml:id="list654013333" text:style-name="L7">
        <text:list-header>
          <text:p text:style-name="P134">Per descarregar el codi font de l'última versió estable (release) de RegWeb3 accedirem a:</text:p>
        </text:list-header>
      </text:list>
      <text:p text:style-name="P51"/>
      <table:table table:name="Tabla6" table:style-name="Tabla6">
        <table:table-column table:style-name="Tabla6.A"/>
        <table:table-row>
          <table:table-cell table:style-name="Tabla6.A1" office:value-type="string">
            <text:p text:style-name="P64">https://github.com/GovernIB/registre/releases</text:p>
          </table:table-cell>
        </table:table-row>
      </table:table>
      <text:p text:style-name="P51"/>
      <text:p text:style-name="P54">En la secció Downloads descarregarem el codi font (Source Code) en el format escollit.</text:p>
      <text:p text:style-name="P54"/>
      <text:p text:style-name="P54">Es recomana sempre utilitzar l'última *release alliberada.</text:p>
      <text:h text:style-name="Heading_20_3" text:outline-level="3">Compilació</text:h>
      <text:p text:style-name="P54">Existeixen dos scripts que ens ajuden en la tasca de compilació i que a més ens copien l'ear al JBoss i son deploy.sh/.bat.</text:p>
      <text:p text:style-name="P54"/>
      <text:p text:style-name="P54">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54"/>
      <text:p text:style-name="P54">Executant help.sh /.bat vos apareixen totes les opcions possibles.</text:p>
      <text:p text:style-name="P5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61">Paràmetre</text:p>
          </table:table-cell>
          <table:table-cell table:style-name="Tabla21.A1" office:value-type="string">
            <text:p text:style-name="P61">Requerit</text:p>
          </table:table-cell>
          <table:table-cell table:style-name="Tabla21.C1" office:value-type="string">
            <text:p text:style-name="P61">Descripció</text:p>
          </table:table-cell>
        </table:table-row>
        <table:table-row table:style-name="Tabla21.1">
          <table:table-cell table:style-name="Tabla21.A2" office:value-type="string">
            <text:p text:style-name="P73">clean</text:p>
          </table:table-cell>
          <table:table-cell table:style-name="Tabla21.B2" office:value-type="string">
            <text:p text:style-name="P73">No</text:p>
          </table:table-cell>
          <table:table-cell table:style-name="Tabla21.C2" office:value-type="string">
            <text:p text:style-name="P73">Neteja els arxius temporals abans de tornar a recompilar</text:p>
          </table:table-cell>
        </table:table-row>
      </table:table>
      <text:p text:style-name="P51"/>
      <text:p text:style-name="P51"/>
      <text:p text:style-name="P51">Per compilar fent netes les classes compilades:</text:p>
      <table:table table:name="Tabla27" table:style-name="Tabla27">
        <table:table-column table:style-name="Tabla27.A"/>
        <table:table-row>
          <table:table-cell table:style-name="Tabla27.A1" office:value-type="string">
            <text:p text:style-name="P63"><text:s text:c="7"/>$ deploy.sh clean </text:p>
          </table:table-cell>
        </table:table-row>
      </table:table>
      <text:p text:style-name="P54">(a més, desplegarà l'ear al servidor d'aplicacions si es té definida la variable d'entorn REGWEB_DEPLOY_DIR).</text:p>
      <text:p text:style-name="P51"/>
      <text:p text:style-name="P51">En poques paraules el que ha fet l'anterior comanda és el següent:</text:p>
      <table:table table:name="Taula1" table:style-name="Taula1">
        <table:table-column table:style-name="Taula1.A"/>
        <text:soft-page-break/>
        <table:table-row>
          <table:table-cell table:style-name="Taula1.A1" office:value-type="string">
            <text:p text:style-name="P63"><text:s text:c="7"/>$ mvn clean -DskipTests install</text:p>
          </table:table-cell>
        </table:table-row>
      </table:table>
      <text:p text:style-name="P50"/>
      <text:h text:style-name="P169" text:outline-level="2">ANNEX II: Errors JBoss <text:s/>5.1.0 GA i Oracle 11</text:h>
      <text:p text:style-name="P78"/>
      <text:p text:style-name="P89">S'han detectat problemes al executar JBoss 5.1.0 en combinació amb Oracle 11. El que passar és que les llibreries Hibernate que porta JBoss <text:s/>5.1.0 no suporten aquest SGBD. </text:p>
      <text:p text:style-name="P89">La solució és substituir les llibreries hibernate <text:s/>3.3.1.GA que porta JBoss <text:s/>5.1.0 per una versió superior, per exemple la del JBoss 5.2 que és la 3.3.2.GA_CP05.</text:p>
      <text:h text:style-name="Heading_20_2" text:outline-level="2">Connexió Regweb3 amb Dir3caib</text:h>
      <text:p text:style-name="P71">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text:page-number> de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2:57:24.28</meta:creation-date>
    <meta:editing-cycles>410</meta:editing-cycles>
    <meta:editing-duration>P7DT2H47M31S</meta:editing-duration>
    <meta:initial-creator>Antoni Nadal</meta:initial-creator>
    <dc:date>2018-05-23T08:55:58.726000000</dc:date>
    <meta:document-statistic meta:table-count="105" meta:image-count="7" meta:object-count="0" meta:page-count="38" meta:paragraph-count="883" meta:word-count="6318" meta:character-count="52812" meta:non-whitespace-character-count="47187"/>
    <meta:user-defined meta:name="Información 1"/>
    <meta:user-defined meta:name="Información 2"/>
    <meta:user-defined meta:name="Información 3"/>
    <meta:user-defined meta:name="Información 4"/>
  </office:meta>
</office:document-meta>
</file>